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Narrow" svg:font-family="'Arial Narrow'"/>
    <style:font-face style:name="Calibri" svg:font-family="Calibri"/>
    <style:font-face style:name="Menlo Regular" svg:font-family="'Menlo Regular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13.282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13.785cm"/>
    </style:style>
    <style:style style:name="co6" style:family="table-column">
      <style:table-column-properties fo:break-before="auto" style:column-width="3.016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34cm" fo:break-before="auto" style:use-optimal-row-height="false"/>
    </style:style>
    <style:style style:name="ro5" style:family="table-row">
      <style:table-row-properties style:row-height="0.649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.40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1.185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43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ff00" fo:background-color="transparent" fo:border-left="none" fo:border-right="none" fo:border-top="none"/>
      <style:text-properties style:font-name="Calibri" fo:font-size="24pt" style:font-name-asian="Calibri" style:font-size-asian="24pt" style:font-name-complex="Calibri" style:font-size-complex="24pt"/>
    </style:style>
    <style:style style:name="ce2" style:family="table-cell" style:parent-style-name="Default" style:data-style-name="N0">
      <style:table-cell-properties fo:border-bottom="0.002cm solid #00ff00" fo:background-color="transparent" fo:border-left="none" fo:border-right="none" fo:border-top="0.002cm solid #00ff00"/>
    </style:style>
    <style:style style:name="ce3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0000ff"/>
    </style:style>
    <style:style style:name="ce4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ffff00" fo:font-style="italic" style:font-style-asian="italic" style:font-style-complex="italic"/>
    </style:style>
    <style:style style:name="ce5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ff00ff" fo:font-style="italic" style:font-style-asian="italic" style:font-style-complex="italic"/>
    </style:style>
    <style:style style:name="ce6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00ffff"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80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bottom="0.002cm solid #00ff00" fo:background-color="transparent" fo:border-left="none" fo:border-right="none" fo:border-top="0.002cm solid #00ff00"/>
      <style:text-properties fo:color="#800000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71cm solid #ffffff" fo:background-color="transparent" fo:border-left="none" fo:border-right="none" fo:border-top="0.002cm solid #00ff00" style:vertical-align="automatic"/>
      <style:text-properties style:font-name="Calibri" fo:font-size="20pt" style:font-name-asian="Calibri" style:font-size-asian="20pt" style:font-name-complex="Calibri" style:font-size-complex="20pt"/>
    </style:style>
    <style:style style:name="ce10" style:family="table-cell" style:parent-style-name="Default" style:data-style-name="N0">
      <style:table-cell-properties fo:border-bottom="0.002cm solid #00ff00" fo:background-color="transparent" fo:border-left="none" fo:border-right="none" fo:border-top="0.071cm solid #ffffff"/>
    </style:style>
    <style:style style:name="ce11" style:family="table-cell" style:parent-style-name="Default" style:data-style-name="N100">
      <style:table-cell-properties fo:border-bottom="0.088cm solid #ffffff" fo:background-color="transparent" fo:border-left="none" fo:border-right="none" fo:border-top="0.002cm solid #00ff00" style:vertical-align="automatic"/>
      <style:text-properties style:font-name="Calibri" fo:font-size="20pt" style:font-name-asian="Calibri" style:font-size-asian="20pt" style:font-name-complex="Calibri" style:font-size-complex="20pt"/>
    </style:style>
    <style:style style:name="ce12" style:family="table-cell" style:parent-style-name="Default" style:data-style-name="N0">
      <style:table-cell-properties fo:border-bottom="0.002cm solid #00ff00" fo:background-color="transparent" fo:border-left="none" fo:border-right="none" fo:border-top="0.088cm solid #ffffff"/>
      <style:text-properties fo:color="#800000" fo:font-style="italic" style:font-style-asian="italic" style:font-style-complex="italic"/>
    </style:style>
    <style:style style:name="ce13" style:family="table-cell" style:parent-style-name="Default" style:data-style-name="N0">
      <style:table-cell-properties fo:border-bottom="0.002cm solid #00ff00" fo:background-color="transparent" fo:border-left="none" fo:border-right="none" fo:border-top="0.002cm solid #00ff00"/>
      <style:text-properties fo:color="#000080"/>
    </style:style>
    <style:style style:name="ce14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</style:style>
    <style:style style:name="ce15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000080"/>
    </style:style>
    <style:style style:name="ce16" style:family="table-cell" style:parent-style-name="Default" style:data-style-name="N100">
      <style:table-cell-properties fo:border-bottom="none" fo:background-color="transparent" fo:border-left="none" fo:border-right="none" fo:border-top="0.002cm solid #00ff00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-bottom="0.002cm solid #00ff00" fo:background-color="transparent" fo:border-left="none" fo:border-right="none" fo:border-top="none"/>
    </style:style>
    <style:style style:name="ce19" style:family="table-cell" style:parent-style-name="Default" style:data-style-name="N0">
      <style:table-cell-properties fo:border-bottom="0.002cm solid #00ff00" fo:background-color="transparent" fo:border-left="none" fo:border-right="none" fo:border-top="0.088cm solid #ffffff"/>
    </style:style>
    <style:style style:name="ce20" style:family="table-cell" style:parent-style-name="Default" style:data-style-name="N0">
      <style:table-cell-properties fo:border-bottom="0.002cm solid #00ff00" fo:background-color="transparent" fo:border-left="none" fo:border-right="0.002cm solid #00ff00" fo:border-top="0.002cm solid #00ff00"/>
    </style:style>
    <style:style style:name="ce21" style:family="table-cell" style:parent-style-name="Default" style:data-style-name="N100">
      <style:table-cell-properties fo:border-bottom="0.002cm solid #00ff00" fo:background-color="transparent" fo:border-left="none" fo:border-right="none" fo:border-top="0.071cm solid #ffffff"/>
    </style:style>
    <style:style style:name="ce22" style:family="table-cell" style:parent-style-name="Default" style:data-style-name="N100">
      <style:table-cell-properties fo:border-bottom="0.071cm solid #ffffff" fo:background-color="transparent" fo:border-left="none" fo:border-right="none" fo:border-top="0.002cm solid #00ff00"/>
      <style:text-properties style:font-name="Calibri" fo:font-size="14pt" style:font-name-asian="Calibri" style:font-size-asian="14pt" style:font-name-complex="Calibri" style:font-size-complex="14pt"/>
    </style:style>
    <style:style style:name="ce23" style:family="table-cell" style:parent-style-name="Default" style:data-style-name="N0">
      <style:table-cell-properties fo:border-bottom="0.002cm solid #000000" fo:background-color="transparent" fo:border-left="none" fo:border-right="none" fo:border-top="0.071cm solid #ffffff"/>
      <style:text-properties style:font-name="Calibri" fo:font-size="10pt" style:font-name-asian="Calibri" style:font-size-asian="10pt" style:font-name-complex="Calibri" style:font-size-complex="10pt"/>
    </style:style>
    <style:style style:name="ce24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02cm solid #000000" style:vertical-align="automatic"/>
    </style:style>
    <style:style style:name="ce25" style:family="table-cell" style:parent-style-name="Default" style:data-style-name="N0">
      <style:table-cell-properties fo:border-bottom="0.071cm solid #ffffff" fo:background-color="transparent" fo:border-left="none" fo:border-right="none" fo:border-top="0.002cm solid #00ff00"/>
    </style:style>
    <style:style style:name="ce26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02cm solid #000000" style:vertical-align="automatic"/>
      <style:text-properties fo:color="#808000" fo:font-style="italic" style:font-style-asian="italic" style:font-style-complex="italic"/>
    </style:style>
    <style:style style:name="ce27" style:family="table-cell" style:parent-style-name="Default" style:data-style-name="N100">
      <style:table-cell-properties fo:border-bottom="0.002cm solid #000000" fo:background-color="transparent" fo:border-left="none" fo:border-right="none" fo:border-top="0.002cm solid #00ff00"/>
    </style:style>
    <style:style style:name="ce28" style:family="table-cell" style:parent-style-name="Default" style:data-style-name="N100">
      <style:table-cell-properties fo:border-bottom="0.002cm solid #00ff00" fo:background-color="transparent" fo:border-left="none" fo:border-right="none" fo:border-top="0.002cm solid #000000"/>
    </style:style>
    <style:style style:name="ce29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color="#008000" fo:font-style="italic" style:font-style-asian="italic" style:font-style-complex="italic"/>
    </style:style>
    <style:style style:name="ce30" style:family="table-cell" style:parent-style-name="Default" style:data-style-name="N0">
      <style:table-cell-properties fo:border-bottom="0.002cm solid #000000" fo:background-color="transparent" fo:border-left="none" fo:border-right="none" fo:border-top="0.002cm solid #00ff00"/>
      <style:text-properties style:font-name="Calibri" fo:font-size="10pt" style:font-name-asian="Calibri" style:font-size-asian="10pt" style:font-name-complex="Calibri" style:font-size-complex="10pt"/>
    </style:style>
    <style:style style:name="ce31" style:family="table-cell" style:parent-style-name="Default" style:data-style-name="N0">
      <style:table-cell-properties fo:border-bottom="0.002cm solid #00ff00" fo:background-color="transparent" fo:border-left="none" fo:border-right="none" fo:border-top="0.002cm solid #00ff00"/>
      <style:text-properties fo:color="#008000"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02cm solid #00ff00" fo:background-color="transparent" fo:border-left="none" fo:border-right="none" fo:border-top="0.002cm solid #000000"/>
      <style:text-properties fo:color="#008000" fo:font-style="italic" style:font-style-asian="italic" style:font-style-complex="italic"/>
    </style:style>
    <style:style style:name="ce33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02cm solid #00ff00" style:vertical-align="automatic"/>
    </style:style>
    <style:style style:name="ce34" style:family="table-cell" style:parent-style-name="Default" style:data-style-name="N0">
      <style:table-cell-properties fo:border-bottom="0.002cm solid #00ff00" fo:background-color="transparent" fo:border-left="none" fo:border-right="none" fo:border-top="0.002cm solid #00ff00"/>
      <style:text-properties style:font-name="Calibri" fo:font-size="10pt" style:font-name-asian="Calibri" style:font-size-asian="10pt" style:font-name-complex="Calibri" style:font-size-complex="10pt"/>
    </style:style>
    <style:style style:name="ce35" style:family="table-cell" style:parent-style-name="Default" style:data-style-name="N0">
      <style:table-cell-properties fo:border-bottom="0.002cm solid #00ff00" fo:background-color="transparent" fo:wrap-option="wrap" fo:border-left="none" fo:border-right="none" fo:border-top="0.002cm solid #00ff00" style:vertical-align="automatic"/>
    </style:style>
    <style:style style:name="ce36" style:family="table-cell" style:parent-style-name="Default" style:data-style-name="N100">
      <style:table-cell-properties fo:border-bottom="0.071cm solid #ffffff" fo:background-color="transparent" fo:border-left="none" fo:border-right="none" fo:border-top="0.002cm solid #00ff00" style:vertical-align="automatic"/>
      <style:text-properties style:font-name="Calibri" fo:font-size="14pt" style:font-name-asian="Calibri" style:font-size-asian="14pt" style:font-name-complex="Calibri" style:font-size-complex="14pt"/>
    </style:style>
    <style:style style:name="ce37" style:family="table-cell" style:parent-style-name="Default" style:data-style-name="N0">
      <style:table-cell-properties fo:border-bottom="0.071cm solid #000000" fo:background-color="transparent" fo:border-left="none" fo:border-right="none" fo:border-top="0.071cm solid #ffffff"/>
      <style:text-properties style:font-name="Calibri" fo:font-size="10pt" style:font-name-asian="Calibri" style:font-size-asian="10pt" style:font-name-complex="Calibri" style:font-size-complex="10pt"/>
    </style:style>
    <style:style style:name="ce38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71cm solid #000000" style:vertical-align="automatic"/>
      <style:text-properties fo:color="#ff00ff" fo:font-style="italic" style:font-style-asian="italic" style:font-style-complex="italic"/>
    </style:style>
    <style:style style:name="ce39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02cm solid #00ff00" style:vertical-align="middle"/>
    </style:style>
    <style:style style:name="ce40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02cm solid #00ff00" style:vertical-align="automatic"/>
      <style:text-properties fo:color="#808000" fo:font-style="italic" style:font-style-asian="italic" style:font-style-complex="italic"/>
    </style:style>
    <style:style style:name="ce41" style:family="table-cell" style:parent-style-name="Default" style:data-style-name="N0">
      <style:table-cell-properties fo:border-bottom="0.002cm solid #00ff00" fo:background-color="transparent" fo:wrap-option="wrap" fo:border-left="none" fo:border-right="none" fo:border-top="0.002cm solid #00ff00" style:vertical-align="automatic"/>
      <style:text-properties fo:color="#808000" fo:font-style="italic" style:font-style-asian="italic" style:font-style-complex="italic"/>
    </style:style>
    <style:style style:name="ce42" style:family="table-cell" style:parent-style-name="Default" style:data-style-name="N0">
      <style:table-cell-properties fo:border-bottom="0.071cm solid #000000" fo:background-color="transparent" fo:border-left="none" fo:border-right="none" fo:border-top="0.002cm solid #00ff00"/>
      <style:text-properties style:font-name="Calibri" fo:font-size="10pt" style:font-name-asian="Calibri" style:font-size-asian="10pt" style:font-name-complex="Calibri" style:font-size-complex="10pt"/>
    </style:style>
    <style:style style:name="ce43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71cm solid #000000" style:vertical-align="automatic"/>
      <style:text-properties fo:color="#808000" fo:font-style="italic" style:font-style-asian="italic" style:font-style-complex="italic"/>
    </style:style>
    <style:style style:name="ce44" style:family="table-cell" style:parent-style-name="Default" style:data-style-name="N0">
      <style:table-cell-properties fo:border-bottom="0.002cm solid #00ff00" fo:background-color="transparent" fo:wrap-option="wrap" fo:border-left="none" fo:border-right="none" fo:border-top="0.002cm solid #00ff00" style:vertical-align="middle"/>
    </style:style>
    <style:style style:name="ce45" style:family="table-cell" style:parent-style-name="Default" style:data-style-name="N0">
      <style:table-cell-properties fo:border-bottom="0.071cm solid #000000" fo:background-color="transparent" fo:wrap-option="wrap" fo:border-left="none" fo:border-right="none" fo:border-top="0.002cm solid #00ff00" style:vertical-align="automatic"/>
      <style:text-properties fo:color="#ff00ff" fo:font-style="italic" style:font-style-asian="italic" style:font-style-complex="italic"/>
    </style:style>
    <style:style style:name="ce46" style:family="table-cell" style:parent-style-name="Default" style:data-style-name="N100">
      <style:table-cell-properties fo:border-bottom="0.002cm solid #00ff00" fo:background-color="transparent" fo:wrap-option="wrap" fo:border-left="none" fo:border-right="none" fo:border-top="0.071cm solid #000000" style:vertical-align="automatic"/>
      <style:text-properties fo:color="#800080" fo:font-style="italic" style:font-style-asian="italic" style:font-style-complex="italic"/>
    </style:style>
    <style:style style:name="ce47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/>
      <style:text-properties fo:font-style="italic" style:font-style-asian="italic" style:font-style-complex="italic"/>
    </style:style>
    <style:style style:name="ce48" style:family="table-cell" style:parent-style-name="Default" style:data-style-name="N100">
      <style:table-cell-properties fo:border-bottom="0.002cm solid #000000" fo:background-color="transparent" fo:border-left="none" fo:border-right="none" fo:border-top="0.002cm solid #00ff00"/>
      <style:text-properties fo:font-style="italic" style:font-style-asian="italic" style:font-style-complex="italic"/>
    </style:style>
    <style:style style:name="ce49" style:family="table-cell" style:parent-style-name="Default" style:data-style-name="N100">
      <style:table-cell-properties fo:border-bottom="0.002cm solid #00ff00" fo:background-color="transparent" fo:border-left="none" fo:border-right="none" fo:border-top="0.002cm solid #000000"/>
      <style:text-properties fo:font-style="italic" style:font-style-asian="italic" style:font-style-complex="italic"/>
    </style:style>
    <style:style style:name="ce50" style:family="table-cell" style:parent-style-name="Default" style:data-style-name="N100">
      <style:table-cell-properties fo:border-bottom="0.002cm solid #00ff00" fo:background-color="transparent" fo:border-left="none" fo:border-right="none" fo:border-top="0.002cm solid #000000"/>
      <style:text-properties fo:color="#ff00ff" fo:font-style="italic" style:font-style-asian="italic" style:font-style-complex="italic"/>
    </style:style>
    <style:style style:name="ce51" style:family="table-cell" style:parent-style-name="Default" style:data-style-name="N100">
      <style:table-cell-properties fo:border-bottom="0.002cm solid #000000" fo:background-color="transparent" fo:border-left="none" fo:border-right="none" fo:border-top="0.071cm solid #ffffff"/>
    </style:style>
    <style:style style:name="ce52" style:family="table-cell" style:parent-style-name="Default" style:data-style-name="N0">
      <style:table-cell-properties fo:border-bottom="0.002cm solid #800080" fo:background-color="transparent" fo:border-left="none" fo:border-right="none" fo:border-top="0.071cm solid #ffffff"/>
    </style:style>
    <style:style style:name="ce53" style:family="table-cell" style:parent-style-name="Default" style:data-style-name="N100">
      <style:table-cell-properties fo:border-bottom="0.002cm solid #00ff00" fo:background-color="transparent" fo:border-left="0.002cm solid #00ff00" fo:border-right="none" fo:border-top="0.002cm solid #800080"/>
    </style:style>
    <style:style style:name="ce54" style:family="table-cell" style:parent-style-name="Default" style:data-style-name="N100">
      <style:table-cell-properties fo:border-bottom="0.002cm solid #00ff00" fo:background-color="transparent" fo:border-left="none" fo:border-right="none" fo:border-top="0.002cm solid #800080"/>
    </style:style>
    <style:style style:name="ce55" style:family="table-cell" style:parent-style-name="Default" style:data-style-name="N0">
      <style:table-cell-properties fo:border-bottom="0.002cm solid #000000" fo:background-color="transparent" fo:border-left="none" fo:border-right="none" fo:border-top="0.071cm solid #ffffff"/>
    </style:style>
    <style:style style:name="ce56" style:family="table-cell" style:parent-style-name="Default" style:data-style-name="N0">
      <style:table-cell-properties fo:border-bottom="0.002cm solid #00ff00" fo:background-color="transparent" fo:border-left="none" fo:border-right="none" fo:border-top="0.002cm solid #000000"/>
    </style:style>
    <style:style style:name="ce57" style:family="table-cell" style:parent-style-name="Default" style:data-style-name="N0">
      <style:table-cell-properties fo:border-bottom="0.002cm solid #000000" fo:background-color="transparent" fo:border-left="none" fo:border-right="none" fo:border-top="0.002cm solid #00ff00"/>
    </style:style>
    <style:style style:name="ce58" style:family="table-cell" style:parent-style-name="Default" style:data-style-name="N0">
      <style:table-cell-properties fo:border-bottom="0.071cm solid #000000" fo:background-color="transparent" fo:border-left="none" fo:border-right="none" fo:border-top="0.071cm solid #ffffff"/>
    </style:style>
    <style:style style:name="ce59" style:family="table-cell" style:parent-style-name="Default" style:data-style-name="N0">
      <style:table-cell-properties fo:border-bottom="0.002cm solid #00ff00" fo:background-color="transparent" fo:border-left="none" fo:border-right="none" fo:border-top="0.071cm solid #000000"/>
    </style:style>
    <style:style style:name="ce60" style:family="table-cell" style:parent-style-name="Default" style:data-style-name="N0">
      <style:table-cell-properties fo:border-bottom="0.071cm solid #000000" fo:background-color="transparent" fo:border-left="none" fo:border-right="none" fo:border-top="0.002cm solid #00ff00"/>
    </style:style>
    <style:style style:name="ce61" style:family="table-cell" style:parent-style-name="Default" style:data-style-name="N0">
      <style:table-cell-properties fo:border-bottom="0.002cm solid #00ff00" fo:background-color="transparent" fo:border-left="none" fo:border-right="none" fo:border-top="0.071cm solid #000000"/>
      <style:text-properties fo:color="#800080" fo:font-weight="normal" style:font-weight-asian="normal" style:font-weight-complex="normal"/>
    </style:style>
    <style:style style:name="ce62" style:family="table-cell" style:parent-style-name="Default" style:data-style-name="N0">
      <style:table-cell-properties fo:border-bottom="0.002cm solid #00ff00" fo:background-color="transparent" fo:border-left="none" fo:border-right="none" fo:border-top="0.002cm solid #800080"/>
    </style:style>
    <style:style style:name="ce63" style:family="table-cell" style:parent-style-name="Default" style:data-style-name="N0">
      <style:table-cell-properties fo:border-bottom="none" fo:background-color="transparent" fo:border-left="none" fo:border-right="none" fo:border-top="0.002cm solid #00ff00"/>
    </style:style>
    <style:style style:name="ce64" style:family="table-cell" style:parent-style-name="Default" style:data-style-name="N100">
      <style:table-cell-properties fo:border-bottom="0.002cm solid #00ff00" style:text-align-source="fix" style:repeat-content="false" fo:background-color="transparent" fo:border-left="none" fo:border-right="none" fo:border-top="0.002cm solid #00ff00" style:vertical-align="automatic"/>
      <style:paragraph-properties fo:text-align="center"/>
      <style:text-properties fo:color="#ffffff" fo:font-weight="normal" style:font-weight-asian="normal" style:font-weight-complex="normal"/>
    </style:style>
    <style:style style:name="ce65" style:family="table-cell" style:parent-style-name="Default" style:data-style-name="N0">
      <style:table-cell-properties fo:border-bottom="0.002cm solid #00ff00" fo:background-color="transparent" fo:border-left="none" fo:border-right="none" fo:border-top="0.002cm solid #000000"/>
      <style:text-properties fo:color="#ffffff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ce66" style:family="table-cell" style:parent-style-name="Default" style:data-style-name="N100">
      <style:table-cell-properties fo:border-bottom="0.002cm solid #00ff00" fo:background-color="transparent" fo:border-left="none" fo:border-right="none" fo:border-top="0.002cm solid #00ff00" style:vertical-align="middle"/>
    </style:style>
    <style:style style:name="ce67" style:family="table-cell" style:parent-style-name="Default" style:data-style-name="N0">
      <style:table-cell-properties fo:border-bottom="0.002cm solid #00ff00" fo:background-color="transparent" fo:border-left="none" fo:border-right="none" fo:border-top="0.002cm solid #00ff00" style:vertical-align="middle"/>
    </style:style>
    <style:style style:name="ce68" style:family="table-cell" style:parent-style-name="Default" style:data-style-name="N100">
      <style:table-cell-properties fo:border-bottom="0.071cm solid #000000" fo:background-color="transparent" fo:border-left="none" fo:border-right="none" fo:border-top="0.071cm solid #ffffff"/>
    </style:style>
    <style:style style:name="ce69" style:family="table-cell" style:parent-style-name="Default" style:data-style-name="N100">
      <style:table-cell-properties fo:border-bottom="0.002cm solid #00ff00" fo:background-color="transparent" fo:border-left="none" fo:border-right="none" fo:border-top="0.071cm solid #000000" style:vertical-align="middle"/>
    </style:style>
    <style:style style:name="ce70" style:family="table-cell" style:parent-style-name="Default" style:data-style-name="N100">
      <style:table-cell-properties fo:border-bottom="0.071cm solid #000000" fo:background-color="transparent" fo:border-left="none" fo:border-right="none" fo:border-top="0.002cm solid #00ff00"/>
    </style:style>
    <style:style style:name="ce71" style:family="table-cell" style:parent-style-name="Default" style:data-style-name="N0">
      <style:table-cell-properties fo:border-bottom="0.071cm solid #000000" fo:background-color="transparent" fo:border-left="none" fo:border-right="none" fo:border-top="0.002cm solid #00ff00" style:vertical-align="middle"/>
    </style:style>
    <style:style style:name="ce72" style:family="table-cell" style:parent-style-name="Default" style:data-style-name="N100">
      <style:table-cell-properties fo:border-bottom="0.002cm solid #00ff00" fo:background-color="transparent" fo:border-left="none" fo:border-right="none" fo:border-top="0.071cm solid #ffffff"/>
      <style:text-properties fo:color="#800080"/>
    </style:style>
    <style:style style:name="ce73" style:family="table-cell" style:parent-style-name="Default" style:data-style-name="N100">
      <style:table-cell-properties fo:border-bottom="0.002cm solid #800080" fo:background-color="transparent" fo:border-left="none" fo:border-right="none" fo:border-top="0.071cm solid #ffffff"/>
      <style:text-properties fo:color="#800080"/>
    </style:style>
    <style:style style:name="ce74" style:family="table-cell" style:parent-style-name="Default" style:data-style-name="N100">
      <style:table-cell-properties fo:border-bottom="0.002cm solid #00ff00" fo:background-color="transparent" fo:border-left="none" fo:border-right="0.002cm solid #00ff00" fo:border-top="0.002cm solid #800080"/>
    </style:style>
    <style:style style:name="T1" style:family="text">
      <style:text-properties fo:color="#000080" style:text-outline="false" style:text-line-through-style="none" style:font-name="Menlo Regular" fo:font-size="13pt" fo:font-style="normal" fo:text-shadow="none" style:text-underline-style="none" fo:font-weight="normal" style:font-name-asian="Menlo Regular" style:font-size-asian="13pt" style:font-style-asian="normal" style:font-weight-asian="normal" style:font-name-complex="Menlo Regular" style:font-size-complex="13pt" style:font-style-complex="normal" style:font-weight-complex="normal"/>
    </style:style>
    <style:style style:name="T2" style:family="text">
      <style:text-properties fo:color="#000080" style:text-outline="false" style:text-line-through-style="none" style:font-name="Menlo Regular" fo:font-size="10pt" fo:font-style="normal" fo:text-shadow="none" style:text-underline-style="none" fo:font-weight="normal" style:font-name-asian="Menlo Regular" style:font-size-asian="10pt" style:font-style-asian="normal" style:font-weight-asian="normal" style:font-name-complex="Menlo Regular" style:font-size-complex="10pt" style:font-style-complex="normal" style:font-weight-complex="normal"/>
    </style:style>
    <style:style style:name="T3" style:family="text">
      <style:text-properties fo:color="#ffffff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4" style:family="text">
      <style:text-properties fo:color="#008000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5" style:family="text">
      <style:text-properties fo:color="#ff00ff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6" style:family="text">
      <style:text-properties fo:color="#ffffff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7" style:family="text">
      <style:text-properties fo:color="#800000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8" style:family="text">
      <style:text-properties fo:color="#ffff00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9" style:family="text">
      <style:text-properties fo:color="#008000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10" style:family="text">
      <style:text-properties fo:color="#ffffff" style:text-outline="false" style:text-line-through-style="none" style:font-name="Menlo Regular" fo:font-size="13pt" fo:font-style="normal" fo:text-shadow="none" style:text-underline-style="none" fo:font-weight="normal" style:font-name-asian="Menlo Regular" style:font-size-asian="13pt" style:font-style-asian="normal" style:font-weight-asian="normal" style:font-name-complex="Menlo Regular" style:font-size-complex="13pt" style:font-style-complex="normal" style:font-weight-complex="normal"/>
    </style:style>
    <style:style style:name="T11" style:family="text">
      <style:text-properties fo:color="#ffffff" style:text-outline="false" style:text-line-through-style="none" style:font-name="Menlo Regular" fo:font-size="10pt" fo:font-style="normal" fo:text-shadow="none" style:text-underline-style="none" fo:font-weight="normal" style:font-name-asian="Menlo Regular" style:font-size-asian="10pt" style:font-style-asian="normal" style:font-weight-asian="normal" style:font-name-complex="Menlo Regular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color="#0000ff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14" style:family="text">
      <style:text-properties fo:color="#008080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15" style:family="text">
      <style:text-properties fo:color="#00ffff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16" style:family="text">
      <style:text-properties fo:color="#00ffff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17" style:family="text">
      <style:text-properties fo:color="#c0c0c0" style:text-outline="false" style:text-line-through-style="none" style:font-name="Menlo Regular" fo:font-size="9pt" fo:font-style="italic" fo:text-shadow="none" style:text-underline-style="none" fo:font-weight="normal" style:font-name-asian="Menlo Regular" style:font-size-asian="9pt" style:font-style-asian="italic" style:font-weight-asian="normal" style:font-name-complex="Menlo Regular" style:font-size-complex="9pt" style:font-style-complex="italic" style:font-weight-complex="normal"/>
    </style:style>
    <style:style style:name="T18" style:family="text">
      <style:text-properties fo:color="#800000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19" style:family="text">
      <style:text-properties fo:color="#808080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20" style:family="text">
      <style:text-properties fo:color="#ffffff"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T21" style:family="text">
      <style:text-properties fo:color="#ff00ff" style:text-outline="false" style:text-line-through-style="none" style:font-name="Menlo Regular" fo:font-size="9pt" fo:font-style="italic" fo:text-shadow="none" style:text-underline-style="none" fo:font-weight="bold" style:font-name-asian="Menlo Regular" style:font-size-asian="9pt" style:font-style-asian="italic" style:font-weight-asian="bold" style:font-name-complex="Menlo Regular" style:font-size-complex="9pt" style:font-style-complex="italic" style:font-weight-complex="bold"/>
    </style:style>
    <style:style style:name="T22" style:family="text">
      <style:text-properties fo:color="#800000" style:text-outline="false" style:text-line-through-style="none" style:font-name="Menlo Regular" fo:font-size="9pt" fo:font-style="italic" fo:text-shadow="none" style:text-underline-style="none" fo:font-weight="bold" style:font-name-asian="Menlo Regular" style:font-size-asian="9pt" style:font-style-asian="italic" style:font-weight-asian="bold" style:font-name-complex="Menlo Regular" style:font-size-complex="9pt" style:font-style-complex="italic" style:font-weight-complex="bold"/>
    </style:style>
    <style:style style:name="T23" style:family="text">
      <style:text-properties fo:color="#800080" style:text-outline="false" style:text-line-through-style="none" style:font-name="Menlo Regular" fo:font-size="9pt" fo:font-style="normal" fo:text-shadow="none" style:text-underline-style="none" fo:font-weight="bold" style:font-name-asian="Menlo Regular" style:font-size-asian="9pt" style:font-style-asian="normal" style:font-weight-asian="bold" style:font-name-complex="Menlo Regular" style:font-size-complex="9pt" style:font-style-complex="normal" style:font-weight-complex="bold"/>
    </style:style>
    <style:style style:name="T24" style:family="text">
      <style:text-properties fo:color="#ffffff" style:text-outline="false" style:text-line-through-style="none" style:font-name="Arial Narrow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/>
    </style:style>
    <style:style style:name="T25" style:family="text">
      <style:text-properties fo:color="#ffffff" style:text-outline="false" style:text-line-through-style="none" style:font-name="Arial Narrow" fo:font-size="9pt" fo:font-style="italic" fo:text-shadow="none" style:text-underline-style="none" fo:font-weight="normal" style:font-name-asian="Arial Narrow" style:font-size-asian="9pt" style:font-style-asian="italic" style:font-weight-asian="normal" style:font-name-complex="Arial Narrow" style:font-size-complex="9pt" style:font-style-complex="italic" style:font-weight-complex="normal"/>
    </style:style>
    <style:style style:name="T26" style:family="text">
      <style:text-properties fo:color="#ff00ff"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T27" style:family="text">
      <style:text-properties fo:color="#ffffff" style:text-outline="false" style:text-line-through-style="none" style:font-name="Menlo Regular" fo:font-size="9pt" fo:font-style="normal" fo:text-shadow="none" style:text-underline-style="none" fo:font-weight="bold" style:font-name-asian="Menlo Regular" style:font-size-asian="9pt" style:font-style-asian="normal" style:font-weight-asian="bold" style:font-name-complex="Menlo Regular" style:font-size-complex="9pt" style:font-style-complex="normal" style:font-weight-complex="bold"/>
    </style:style>
    <style:style style:name="T28" style:family="text">
      <style:text-properties fo:color="#008000" style:text-outline="false" style:text-line-through-style="none" style:font-name="Arial Narrow" fo:font-size="9pt" fo:font-style="italic" fo:text-shadow="none" style:text-underline-style="none" fo:font-weight="normal" style:font-name-asian="Arial Narrow" style:font-size-asian="9pt" style:font-style-asian="italic" style:font-weight-asian="normal" style:font-name-complex="Arial Narrow" style:font-size-complex="9pt" style:font-style-complex="italic" style:font-weight-complex="normal"/>
    </style:style>
    <style:style style:name="T29" style:family="text">
      <style:text-properties fo:color="#800000" style:text-outline="false" style:text-line-through-style="none" style:font-name="Arial Narrow" fo:font-size="9pt" fo:font-style="italic" fo:text-shadow="none" style:text-underline-style="none" fo:font-weight="normal" style:font-name-asian="Arial Narrow" style:font-size-asian="9pt" style:font-style-asian="italic" style:font-weight-asian="normal" style:font-name-complex="Arial Narrow" style:font-size-complex="9pt" style:font-style-complex="italic" style:font-weight-complex="normal"/>
    </style:style>
    <style:style style:name="T30" style:family="text">
      <style:text-properties fo:color="#800080" style:text-outline="false" style:text-line-through-style="none" style:font-name="Menlo Regular" fo:font-size="9pt" fo:font-style="normal" fo:text-shadow="none" style:text-underline-style="none" fo:font-weight="normal" style:font-name-asian="Menlo Regular" style:font-size-asian="9pt" style:font-style-asian="normal" style:font-weight-asian="normal" style:font-name-complex="Menlo Regular" style:font-size-complex="9pt" style:font-style-complex="normal" style:font-weight-complex="normal"/>
    </style:style>
    <style:style style:name="T31" style:family="text">
      <style:text-properties fo:color="#00ffff" style:text-outline="false" style:text-line-through-style="none" style:font-name="Menlo Regular" fo:font-size="9pt" fo:font-style="italic" fo:text-shadow="none" style:text-underline-style="none" fo:font-weight="bold" style:font-name-asian="Menlo Regular" style:font-size-asian="9pt" style:font-style-asian="italic" style:font-weight-asian="bold" style:font-name-complex="Menlo Regular" style:font-size-complex="9pt" style:font-style-complex="italic" style:font-weight-complex="bold"/>
    </style:style>
    <style:style style:name="T32" style:family="text">
      <style:text-properties fo:color="#ff00ff" style:text-outline="false" style:text-line-through-style="none" style:font-name="Arial Narrow" fo:font-size="9pt" fo:font-style="italic" fo:text-shadow="none" style:text-underline-style="none" fo:font-weight="bold" style:font-name-asian="Arial Narrow" style:font-size-asian="9pt" style:font-style-asian="italic" style:font-weight-asian="bold" style:font-name-complex="Arial Narrow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018" table:default-cell-style-name="ce17"/>
        <table:table-row table:style-name="ro1">
          <table:table-cell table:style-name="ce1" office:value-type="string">
            <text:p>GIT Keyboard Shortcuts</text:p>
          </table:table-cell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>
            <text:p>red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Critical action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4" office:value-type="string">
            <text:p>OR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Indicates alternate equiverlent option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5" office:value-type="string">
            <text:p>req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Required user detirmined option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6" office:value-type="string">
            <text:p>opt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Optional user detirmined options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7" office:value-type="string">
            <text:p>orig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Conventional naming of option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8"/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Git Hel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git help</text:p>
          </table:table-cell>
          <table:table-cell table:style-name="ce10" table:number-columns-repeated="2"/>
          <table:table-cell table:style-name="ce21" office:value-type="string">
            <text:p><text:span text:style-name="T20">Git </text:span>help<text:span text:style-name="T20"> directory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help </text:span><text:span text:style-name="T4">command</text:span></text:p>
          </table:table-cell>
          <table:table-cell table:style-name="ce2" table:number-columns-repeated="2"/>
          <table:table-cell table:style-name="ce14" office:value-type="string">
            <text:p><text:span text:style-name="T20">Git help individual </text:span>command<text:span text:style-name="T20"> listing</text:span>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2" table:number-columns-repeated="5"/>
          <table:table-cell table:number-columns-repeated="1018"/>
        </table:table-row>
        <table:table-row table:style-name="ro4">
          <table:table-cell table:style-name="ce11" office:value-type="string" table:number-columns-spanned="6" table:number-rows-spanned="1">
            <text:p>macOS Install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9" table:number-columns-repeated="5"/>
          <table:table-cell table:number-columns-repeated="1018"/>
        </table:table-row>
        <table:table-row table:style-name="ro5">
          <table:table-cell table:style-name="ce13"/>
          <table:table-cell table:style-name="ce2"/>
          <table:table-cell table:style-name="ce22" office:value-type="string">
            <text:p>Using Package Managers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3"/>
          <table:table-cell table:style-name="ce55" table:number-columns-repeated="2"/>
          <table:table-cell table:style-name="ce51" office:value-type="string">
            <text:p>Homebrew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4" office:value-type="string">
            <text:p>brew install git</text:p>
          </table:table-cell>
          <table:table-cell table:style-name="ce56" table:number-columns-repeated="2"/>
          <table:table-cell table:style-name="ce65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5" table:number-columns-repeated="4"/>
          <table:table-cell table:number-columns-repeated="1018"/>
        </table:table-row>
        <table:table-row table:style-name="ro2">
          <table:table-cell table:style-name="ce8"/>
          <table:table-cell table:style-name="ce2"/>
          <table:table-cell table:style-name="ce23"/>
          <table:table-cell table:style-name="ce55" table:number-columns-repeated="2"/>
          <table:table-cell table:style-name="ce51" office:value-type="string">
            <text:p>Macports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2"/>
          <table:table-cell table:style-name="ce24" office:value-type="string">
            <text:p>sudo port install git</text:p>
          </table:table-cell>
          <table:table-cell table:style-name="ce56" table:number-columns-repeated="2"/>
          <table:table-cell table:style-name="ce65"/>
          <table:table-cell table:number-columns-repeated="1018"/>
        </table:table-row>
        <table:table-row table:style-name="ro2">
          <table:table-cell table:style-name="ce8"/>
          <table:table-cell table:style-name="ce2" table:number-columns-repeated="5"/>
          <table:table-cell table:number-columns-repeated="1018"/>
        </table:table-row>
        <table:table-row table:style-name="ro5">
          <table:table-cell table:style-name="ce8"/>
          <table:table-cell table:style-name="ce2"/>
          <table:table-cell table:style-name="ce22" office:value-type="string">
            <text:p>Stand Alone Installer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8"/>
          <table:table-cell table:style-name="ce2"/>
          <table:table-cell table:style-name="ce23"/>
          <table:table-cell table:style-name="ce55" table:number-columns-repeated="2"/>
          <table:table-cell table:style-name="ce51" office:value-type="string">
            <text:p>Download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2"/>
          <table:table-cell table:style-name="ce26" office:value-type="string">
            <text:p><text:a xlink:href="https://sourceforge.net/projects/git-osx-installer/">sourceforge.net/projects/git-osx-installer</text:a></text:p>
          </table:table-cell>
          <table:table-cell table:style-name="ce56" table:number-columns-repeated="2"/>
          <table:table-cell table:style-name="ce28" office:value-type="string">
            <text:p>Recommended by Git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Configuratio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config --system </text:span><text:span text:style-name="T5">required option</text:span></text:p>
          </table:table-cell>
          <table:table-cell table:style-name="ce21" office:value-type="string">
            <text:p>=</text:p>
          </table:table-cell>
          <table:table-cell table:style-name="ce21" office:value-type="string">
            <text:p>[s]</text:p>
          </table:table-cell>
          <table:table-cell table:style-name="ce21" office:value-type="string">
            <text:p>System<text:span text:style-name="T20"> level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onfig --global </text:span><text:span text:style-name="T5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g]</text:p>
          </table:table-cell>
          <table:table-cell table:style-name="ce14" office:value-type="string">
            <text:p>User<text:span text:style-name="T20"> level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config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p]</text:p>
          </table:table-cell>
          <table:table-cell table:style-name="ce27" office:value-type="string">
            <text:p>Project<text:span text:style-name="T20"> level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g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core.excludesfile ~/.gitignore</text:p>
          </table:table-cell>
          <table:table-cell table:style-name="ce56" table:number-columns-repeated="2"/>
          <table:table-cell table:style-name="ce28" office:value-type="string">
            <text:p><text:span text:style-name="T20">Set a user-level </text:span>.gitignore<text:span text:style-name="T20"> fil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g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user.name "</text:span><text:span text:style-name="T4">username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Define a </text:span><text:span text:style-name="T21">username</text:span><text:span text:style-name="T20"> (require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g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user.email "</text:span><text:span text:style-name="T4">someone@somewhere.com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Define an </text:span>email<text:span text:style-name="T20"> address (require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lias.</text:span><text:span text:style-name="T5">string string</text:span></text:p>
          </table:table-cell>
          <table:table-cell table:style-name="ce2" table:number-columns-repeated="2"/>
          <table:table-cell table:style-name="ce14" office:value-type="string">
            <text:p><text:span text:style-name="T20">Define an alternate term (</text:span><text:span text:style-name="T21">string</text:span><text:span text:style-name="T20">) for a git option (</text:span><text:span text:style-name="T21">string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lias.</text:span><text:span text:style-name="T5">string </text:span><text:span text:style-name="T6">"</text:span><text:span text:style-name="T5">string</text:span><text:span text:style-name="T6">"</text:span></text:p>
          </table:table-cell>
          <table:table-cell table:style-name="ce2" table:number-columns-repeated="2"/>
          <table:table-cell table:style-name="ce14" office:value-type="string">
            <text:p><text:span text:style-name="T20">Define an alternate term (</text:span><text:span text:style-name="T21">string</text:span><text:span text:style-name="T20">) for a command (</text:span><text:span text:style-name="T21">string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lias.</text:span><text:span text:style-name="T7">praise</text:span><text:span text:style-name="T3"> blame</text:span></text:p>
          </table:table-cell>
          <table:table-cell table:style-name="ce2" table:number-columns-repeated="2"/>
          <table:table-cell table:style-name="ce14" office:value-type="string">
            <text:p><text:span text:style-name="T20">Define the alternate term </text:span><text:span text:style-name="T22">praise</text:span><text:span text:style-name="T20"> for the option </text:span>blam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lias.</text:span><text:span text:style-name="T7">dcw</text:span><text:span text:style-name="T3"> “diff —-colored-words”</text:span></text:p>
          </table:table-cell>
          <table:table-cell table:style-name="ce2" table:number-columns-repeated="2"/>
          <table:table-cell table:style-name="ce14" office:value-type="string">
            <text:p><text:span text:style-name="T20">Define the term </text:span><text:span text:style-name="T23">dcw</text:span><text:span text:style-name="T20"> for </text:span><text:span text:style-name="T7">diff </text:span><text:span text:style-name="T20">with</text:span><text:span text:style-name="T7"> </text:span><text:span text:style-name="T23">colored word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lias.</text:span><text:span text:style-name="T7">logx</text:span><text:span text:style-name="T3"> “log --graph --all --oneline --decorate”</text:span></text:p>
          </table:table-cell>
          <table:table-cell table:style-name="ce2" table:number-columns-repeated="2"/>
          <table:table-cell table:style-name="ce14" office:value-type="string">
            <text:p><text:span text:style-name="T20">Define the term </text:span><text:span text:style-name="T23">logx</text:span><text:span text:style-name="T20"> for </text:span><text:span text:style-name="T7">log </text:span><text:span text:style-name="T20">with</text:span><text:span text:style-name="T7"> </text:span><text:span text:style-name="T23">graph all oneline decorat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color.ui </text:span><text:span text:style-name="T4">true</text:span></text:p>
          </table:table-cell>
          <table:table-cell table:style-name="ce2" table:number-columns-repeated="2"/>
          <table:table-cell table:style-name="ce14" office:value-type="string">
            <text:p><text:span text:style-name="T20">Set use of </text:span>colours<text:span text:style-name="T20"> in 'status' and 'diff' command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fetch.prune </text:span><text:span text:style-name="T4">true</text:span></text:p>
          </table:table-cell>
          <table:table-cell table:style-name="ce2" table:number-columns-repeated="2"/>
          <table:table-cell table:style-name="ce14" office:value-type="string">
            <text:p><text:span text:style-name="T20">Alters the default and prunes </text:span>orphan<text:span text:style-name="T20"> branches when fetching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init.defaultBranch </text:span><text:span text:style-name="T7">main</text:span></text:p>
          </table:table-cell>
          <table:table-cell table:style-name="ce2" table:number-columns-repeated="2"/>
          <table:table-cell table:style-name="ce14" office:value-type="string">
            <text:p><text:span text:style-name="T20">Sets initial default </text:span><text:span text:style-name="T22">main</text:span><text:span text:style-name="T20"> branch name (recommende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list</text:p>
          </table:table-cell>
          <table:table-cell table:style-name="ce2" table:number-columns-repeated="2"/>
          <table:table-cell table:style-name="ce14" office:value-type="string">
            <text:p><text:span text:style-name="T20">List recorded </text:span>configuration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setting</text:p>
          </table:table-cell>
          <table:table-cell table:style-name="ce2" table:number-columns-repeated="2"/>
          <table:table-cell table:style-name="ce14" office:value-type="string">
            <text:p><text:span text:style-name="T20">List </text:span>individual<text:span text:style-name="T20"> configuration setting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core.editor "</text:span><text:span text:style-name="T4">editor --wait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Define default </text:span>editor<text:span text:style-name="T20"> and open when editor is required (recommended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core.editor "code --wait"</text:p>
          </table:table-cell>
          <table:table-cell table:style-name="ce2" table:number-columns-repeated="2"/>
          <table:table-cell table:style-name="ce14" office:value-type="string">
            <text:p><text:span text:style-name="T20">Set </text:span>visual studio code<text:span text:style-name="T20"> as default editor + below</text:span></text:p>
          </table:table-cell>
          <table:table-cell table:number-columns-repeated="1018"/>
        </table:table-row>
        <table:table-row table:style-name="ro2">
          <table:table-cell table:style-name="ce15" office:value-type="string">
            <text:p><text:span text:style-name="T1">⌘⇧</text:span><text:span text:style-name="T2">P</text:span>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Shell Command: Install 'code' command in PATH</text:p>
          </table:table-cell>
          <table:table-cell table:style-name="ce2" table:number-columns-repeated="2"/>
          <table:table-cell table:style-name="ce14" office:value-type="string">
            <text:p><text:span text:style-name="T20">Sets command PATH in </text:span>visual studio code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0"/>
          <table:table-cell table:style-name="ce57" table:number-columns-repeated="2"/>
          <table:table-cell table:style-name="ce27" office:value-type="string">
            <text:p>Are you running Zsh or Bash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8" office:value-type="string">
            <text:p>echo $0</text:p>
          </table:table-cell>
          <table:table-cell table:style-name="ce56" table:number-columns-repeated="2"/>
          <table:table-cell table:style-name="ce28" office:value-type="string">
            <text:p><text:span text:style-name="T20">States what </text:span>shell<text:span text:style-name="T20"> is being used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1"/>
          <table:table-cell table:style-name="ce2" table:number-columns-repeated="3"/>
          <table:table-cell table:number-columns-repeated="1018"/>
        </table:table-row>
        <table:table-row table:style-name="ro6">
          <table:table-cell table:style-name="ce13"/>
          <table:table-cell table:style-name="ce2"/>
          <table:table-cell table:style-name="ce22" office:value-type="string">
            <text:p>Git Auto-Completion for macOS and Linux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3"/>
          <table:table-cell table:style-name="ce55" table:number-columns-repeated="2"/>
          <table:table-cell table:style-name="ce51" office:value-type="string">
            <text:p>Auto-completion for Zsh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2" office:value-type="string">
            <text:p>.zshrc</text:p>
          </table:table-cell>
          <table:table-cell table:style-name="ce56" table:number-columns-repeated="2"/>
          <table:table-cell table:style-name="ce28" office:value-type="string">
            <text:p><text:span text:style-name="T20">Name of file to be edited </text:span><text:span text:style-name="T21">~/</text:span><text:span text:style-name="T20"> (user directory)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3" office:value-type="string">
            <text:p>autoload -Uz compinit &amp;&amp; compinit</text:p>
          </table:table-cell>
          <table:table-cell table:style-name="ce2" table:number-columns-repeated="2"/>
          <table:table-cell table:style-name="ce14" office:value-type="string">
            <text:p><text:span text:style-name="T20">Include the this code in </text:span><text:span text:style-name="T21">.zshrc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4"/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0"/>
          <table:table-cell table:style-name="ce57" table:number-columns-repeated="2"/>
          <table:table-cell table:style-name="ce27" office:value-type="string">
            <text:p>Auto-completion for Bash (older macOS)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6" office:value-type="string">
            <text:p><text:a xlink:href="https://github.com/git/git/tree/master/contrib/completion"> </text:a></text:p>
          </table:table-cell>
          <table:table-cell table:style-name="ce56" table:number-columns-repeated="2"/>
          <table:table-cell table:style-name="ce28" office:value-type="string">
            <text:p>Location of completion repository files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9" office:value-type="string">
            <text:p>.git-completion-bash</text:p>
          </table:table-cell>
          <table:table-cell table:style-name="ce2" table:number-columns-repeated="2"/>
          <table:table-cell table:style-name="ce14" office:value-type="string">
            <text:p><text:span text:style-name="T20">Name of file for saving to </text:span><text:span text:style-name="T21">~/</text:span><text:span text:style-name="T20"> (user directory)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9" office:value-type="string">
            <text:p>.bash_profile</text:p>
          </table:table-cell>
          <table:table-cell table:style-name="ce2" table:number-columns-repeated="2"/>
          <table:table-cell table:style-name="ce14" office:value-type="string">
            <text:p>Name of file to be edited ~/ (user directory)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3" office:value-type="string">
            <text:p>if [ -f ~/.git-completion.bash ]; then </text:p>
            <text:p><text:s text:c="7"/><text:tab/>source ~/.git-completion.bash</text:p>
            <text:p>fi</text:p>
          </table:table-cell>
          <table:table-cell table:style-name="ce2" table:number-columns-repeated="2"/>
          <table:table-cell table:style-name="ce66" office:value-type="string">
            <text:p><text:span text:style-name="T20">Include the following code in </text:span><text:span text:style-name="T21">.bash_profile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5"/>
          <table:table-cell table:style-name="ce2" table:number-columns-repeated="2"/>
          <table:table-cell table:style-name="ce67"/>
          <table:table-cell table:number-columns-repeated="1018"/>
        </table:table-row>
        <table:table-row table:style-name="ro6">
          <table:table-cell table:style-name="ce13"/>
          <table:table-cell table:style-name="ce2"/>
          <table:table-cell table:style-name="ce36" office:value-type="string" table:number-columns-spanned="2" table:number-rows-spanned="1">
            <text:p>Git Branch Indentification for macOS and Linux</text:p>
          </table:table-cell>
          <table:covered-table-cell/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3"/>
          <table:table-cell table:style-name="ce55" table:number-columns-repeated="2"/>
          <table:table-cell table:style-name="ce51" office:value-type="string">
            <text:p>Adds a reference to a Git branch in the command prompt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6" office:value-type="string">
            <text:p><text:a xlink:href="https://github.com/git/git/tree/master/contrib/completion"> </text:a></text:p>
          </table:table-cell>
          <table:table-cell table:style-name="ce56" table:number-columns-repeated="2"/>
          <table:table-cell table:style-name="ce28" office:value-type="string">
            <text:p>Location of completion repository files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9" office:value-type="string">
            <text:p>.git-prompt-sh</text:p>
          </table:table-cell>
          <table:table-cell table:style-name="ce2" table:number-columns-repeated="2"/>
          <table:table-cell table:style-name="ce14" office:value-type="string">
            <text:p><text:span text:style-name="T20">Name of file for saving to </text:span><text:span text:style-name="T21">~/</text:span><text:span text:style-name="T20"> (user directory)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29" office:value-type="string">
            <text:p><text:span text:style-name="T4">.zshrc </text:span><text:span text:style-name="T8">OR</text:span><text:span text:style-name="T4"> .bash_profile</text:span></text:p>
          </table:table-cell>
          <table:table-cell table:style-name="ce2" table:number-columns-repeated="2"/>
          <table:table-cell table:style-name="ce14" office:value-type="string">
            <text:p><text:span text:style-name="T20">Name of file to be edited (or create) to </text:span><text:span text:style-name="T21">~/</text:span><text:span text:style-name="T20"> (user directory)</text:span></text:p>
          </table:table-cell>
          <table:table-cell table:number-columns-repeated="1018"/>
        </table:table-row>
        <table:table-row table:style-name="ro7">
          <table:table-cell table:style-name="ce13"/>
          <table:table-cell table:style-name="ce2"/>
          <table:table-cell table:style-name="ce33" office:value-type="string">
            <text:p>source ~/.git-prompt.sh</text:p>
            <text:p/>
            <text:p>precmd () { __git_ps1 "%n" ":%c$ " "|%s" }</text:p>
          </table:table-cell>
          <table:table-cell table:style-name="ce2" table:number-columns-repeated="2"/>
          <table:table-cell table:style-name="ce66" office:value-type="string">
            <text:p><text:span text:style-name="T20">For </text:span>Zsh<text:span text:style-name="T20"> include this code in .zshrc</text:span></text:p>
          </table:table-cell>
          <table:table-cell table:number-columns-repeated="1018"/>
        </table:table-row>
        <table:table-row table:style-name="ro7">
          <table:table-cell table:style-name="ce13"/>
          <table:table-cell table:style-name="ce2"/>
          <table:table-cell table:style-name="ce33" office:value-type="string">
            <text:p>source ~/.git-prompt.sh</text:p>
            <text:p/>
            <text:p>PROMPT_COMMAND='__git_ps1 "\u@\h:\w" "\\\$ "'</text:p>
          </table:table-cell>
          <table:table-cell table:style-name="ce2" table:number-columns-repeated="2"/>
          <table:table-cell table:style-name="ce66" office:value-type="string">
            <text:p><text:span text:style-name="T20">For </text:span>Bash<text:span text:style-name="T20"> include this code in .bash_profile</text:span>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5"/>
          <table:table-cell table:style-name="ce2" table:number-columns-repeated="2"/>
          <table:table-cell table:style-name="ce67"/>
          <table:table-cell table:number-columns-repeated="1018"/>
        </table:table-row>
        <table:table-row table:style-name="ro6">
          <table:table-cell table:style-name="ce13"/>
          <table:table-cell table:style-name="ce2"/>
          <table:table-cell table:style-name="ce22" office:value-type="string">
            <text:p>Repo Connection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7"/>
          <table:table-cell table:style-name="ce58" table:number-columns-repeated="2"/>
          <table:table-cell table:style-name="ce68" office:value-type="string">
            <text:p>GitHub</text:p>
          </table:table-cell>
          <table:table-cell table:number-columns-repeated="1018"/>
        </table:table-row>
        <table:table-row table:style-name="ro3">
          <table:table-cell table:style-name="ce13"/>
          <table:table-cell table:style-name="ce2"/>
          <table:table-cell table:style-name="ce38" office:value-type="string">
            <text:p><text:a xlink:href="https://docs.github.com/en/get-started/getting-started-with-git/caching-your-github-credentials-in-git"> </text:a></text:p>
          </table:table-cell>
          <table:table-cell table:style-name="ce59" table:number-columns-repeated="2"/>
          <table:table-cell table:style-name="ce69" office:value-type="string">
            <text:p>Instructions to install Git Credential Manager (GCM) on github.com (using HomeBrew)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3" office:value-type="string">
            <text:p>brew tap microsoft/git</text:p>
          </table:table-cell>
          <table:table-cell table:style-name="ce2" table:number-columns-repeated="2"/>
          <table:table-cell table:style-name="ce66" office:value-type="string">
            <text:p>Pulls down the GCM files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33" office:value-type="string">
            <text:p>brew install --cask git-credential-manager-core</text:p>
          </table:table-cell>
          <table:table-cell table:style-name="ce2" table:number-columns-repeated="2"/>
          <table:table-cell table:style-name="ce66" office:value-type="string">
            <text:p>Installs the GCM (an administrator's password is required)</text:p>
          </table:table-cell>
          <table:table-cell table:number-columns-repeated="1018"/>
        </table:table-row>
        <table:table-row table:style-name="ro8">
          <table:table-cell table:style-name="ce13"/>
          <table:table-cell table:style-name="ce2"/>
          <table:table-cell table:style-name="ce39" office:value-type="string">
            <text:p><text:span text:style-name="T3">git clone </text:span><text:span text:style-name="T5">remote_url</text:span></text:p>
          </table:table-cell>
          <table:table-cell table:style-name="ce2" table:number-columns-repeated="2"/>
          <table:table-cell table:style-name="ce39" office:value-type="string">
            <text:p>The next time you interact with a repo a Personal Access Token (PAC) will be required instead of the account password</text:p>
          </table:table-cell>
          <table:table-cell table:number-columns-repeated="1018"/>
        </table:table-row>
        <table:table-row table:style-name="ro7">
          <table:table-cell table:style-name="ce13"/>
          <table:table-cell table:style-name="ce2"/>
          <table:table-cell table:style-name="ce40" office:value-type="string">
            <text:p><text:a xlink:href="https://docs.github.com/en/authentication/keeping-your-account-and-data-secure/creating-a-personal-access-token"> </text:a></text:p>
          </table:table-cell>
          <table:table-cell table:style-name="ce2" table:number-columns-repeated="2"/>
          <table:table-cell table:style-name="ce66" office:value-type="string">
            <text:p>Instructions to create a PAC on github.com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41"/>
          <table:table-cell table:style-name="ce2" table:number-columns-repeated="2"/>
          <table:table-cell table:style-name="ce67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42"/>
          <table:table-cell table:style-name="ce60" table:number-columns-repeated="2"/>
          <table:table-cell table:style-name="ce70" office:value-type="string">
            <text:p>GitLab</text:p>
          </table:table-cell>
          <table:table-cell table:number-columns-repeated="1018"/>
        </table:table-row>
        <table:table-row table:style-name="ro9">
          <table:table-cell table:style-name="ce13"/>
          <table:table-cell table:style-name="ce2"/>
          <table:table-cell table:style-name="ce43" office:value-type="string">
            <text:p><text:a xlink:href="https://docs.gitlab.com/ee/user/profile/personal_access_tokens.html"> </text:a></text:p>
          </table:table-cell>
          <table:table-cell table:style-name="ce59" table:number-columns-repeated="2"/>
          <table:table-cell table:style-name="ce69" office:value-type="string">
            <text:p>Instructions to create a Personal Access Token (PAT) on gitlab.com</text:p>
          </table:table-cell>
          <table:table-cell table:number-columns-repeated="1018"/>
        </table:table-row>
        <table:table-row table:style-name="ro8">
          <table:table-cell table:style-name="ce13"/>
          <table:table-cell table:style-name="ce2"/>
          <table:table-cell table:style-name="ce39" office:value-type="string">
            <text:p><text:span text:style-name="T3">git clone </text:span><text:span text:style-name="T5">remote_url</text:span></text:p>
          </table:table-cell>
          <table:table-cell table:style-name="ce2" table:number-columns-repeated="2"/>
          <table:table-cell table:style-name="ce39" office:value-type="string">
            <text:p>The next time you interact with a repo a PAT will be required instead of the account password</text:p>
          </table:table-cell>
          <table:table-cell table:number-columns-repeated="1018"/>
        </table:table-row>
        <table:table-row table:style-name="ro10">
          <table:table-cell table:style-name="ce13"/>
          <table:table-cell table:style-name="ce2"/>
          <table:table-cell table:style-name="ce39" office:value-type="string">
            <text:p><text:span text:style-name="T3">[remote “origin”]</text:span></text:p>
            <text:p><text:span text:style-name="T3"><text:s text:c="4"/></text:span><text:span text:style-name="T3">url = https://</text:span><text:span text:style-name="T4">oauth2:personal-access-token@gitlab.com</text:span><text:span text:style-name="T9">/</text:span><text:span text:style-name="T3">group/sub-group/project-name.git</text:span></text:p>
          </table:table-cell>
          <table:table-cell table:style-name="ce2" table:number-columns-repeated="2"/>
          <table:table-cell table:style-name="ce39" office:value-type="string">
            <text:p>If an existing PAT was revoked and you are trying to connect to an existing project, go to the .git/config file and add the PAT to the URL path.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44"/>
          <table:table-cell table:style-name="ce2" table:number-columns-repeated="2"/>
          <table:table-cell table:style-name="ce44"/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42"/>
          <table:table-cell table:style-name="ce60" table:number-columns-repeated="2"/>
          <table:table-cell table:style-name="ce70" office:value-type="string">
            <text:p>Bitbucket</text:p>
          </table:table-cell>
          <table:table-cell table:number-columns-repeated="1018"/>
        </table:table-row>
        <table:table-row table:style-name="ro3">
          <table:table-cell table:style-name="ce13"/>
          <table:table-cell table:style-name="ce2"/>
          <table:table-cell table:style-name="ce38" office:value-type="string">
            <text:p><text:a xlink:href="https://support.atlassian.com/bitbucket-cloud/docs/app-passwords/"> </text:a></text:p>
          </table:table-cell>
          <table:table-cell table:style-name="ce59" table:number-columns-repeated="2"/>
          <table:table-cell table:style-name="ce69" office:value-type="string">
            <text:p>Instructions to create an App Password (AP)</text:p>
          </table:table-cell>
          <table:table-cell table:number-columns-repeated="1018"/>
        </table:table-row>
        <table:table-row table:style-name="ro11">
          <table:table-cell table:style-name="ce13"/>
          <table:table-cell table:style-name="ce2"/>
          <table:table-cell table:style-name="ce39" office:value-type="string">
            <text:p><text:span text:style-name="T3">git clone </text:span><text:span text:style-name="T5">remote_url</text:span></text:p>
          </table:table-cell>
          <table:table-cell table:style-name="ce2" table:number-columns-repeated="2"/>
          <table:table-cell table:style-name="ce39" office:value-type="string">
            <text:p>The next time you interact with a repo a AP will be required instead of the account password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45"/>
          <table:table-cell table:style-name="ce60" table:number-columns-repeated="2"/>
          <table:table-cell table:style-name="ce71"/>
          <table:table-cell table:number-columns-repeated="1018"/>
        </table:table-row>
        <table:table-row table:style-name="ro9">
          <table:table-cell table:style-name="ce13"/>
          <table:table-cell table:style-name="ce2"/>
          <table:table-cell table:style-name="ce46" office:value-type="string">
            <text:p><text:a xlink:href="https://support.atlassian.com/bitbucket-cloud/docs/set-up-personal-ssh-keys-on-macos/#Add-your-key-to-the-SSH-agent"> </text:a></text:p>
          </table:table-cell>
          <table:table-cell table:style-name="ce61" table:number-columns-repeated="2"/>
          <table:table-cell table:style-name="ce69" office:value-type="string">
            <text:p>Instructions to setup and connect via SSH</text:p>
          </table:table-cell>
          <table:table-cell table:number-columns-repeated="1018"/>
        </table:table-row>
        <table:table-row table:style-name="ro10">
          <table:table-cell table:style-name="ce13"/>
          <table:table-cell table:style-name="ce2"/>
          <table:table-cell table:style-name="ce33" office:value-type="string">
            <text:p># Starts the ssh agent.</text:p>
            <text:p/>
            <text:p>eval $(ssh-agent)</text:p>
          </table:table-cell>
          <table:table-cell table:style-name="ce2" table:number-columns-repeated="2"/>
          <table:table-cell table:style-name="ce66" office:value-type="string">
            <text:p><text:span text:style-name="T20">For </text:span>Zsh<text:span text:style-name="T20"> include this code in </text:span><text:span text:style-name="T23">.zshrc</text:span></text:p>
          </table:table-cell>
          <table:table-cell table:number-columns-repeated="1018"/>
        </table:table-row>
        <table:table-row table:style-name="ro10">
          <table:table-cell table:style-name="ce13"/>
          <table:table-cell table:style-name="ce2"/>
          <table:table-cell table:style-name="ce33" office:value-type="string">
            <text:p>Host bitbucket.org</text:p>
            <text:p><text:s text:c="2"/>AddKeysToAgent yes</text:p>
            <text:p><text:s text:c="2"/>IdentityFile ~/.ssh/id_rsa_bitbucket</text:p>
          </table:table-cell>
          <table:table-cell table:style-name="ce2" table:number-columns-repeated="2"/>
          <table:table-cell table:style-name="ce66" office:value-type="string">
            <text:p><text:span text:style-name="T20">Include this code in </text:span><text:span text:style-name="T23">.ssh/config</text:span></text:p>
          </table:table-cell>
          <table:table-cell table:number-columns-repeated="1018"/>
        </table:table-row>
        <table:table-row table:style-name="ro8">
          <table:table-cell table:style-name="ce13"/>
          <table:table-cell table:style-name="ce2"/>
          <table:table-cell table:style-name="ce39" office:value-type="string">
            <text:p><text:span text:style-name="T3">git clone </text:span><text:span text:style-name="T5">remote_url</text:span></text:p>
          </table:table-cell>
          <table:table-cell table:style-name="ce2" table:number-columns-repeated="2"/>
          <table:table-cell table:style-name="ce39" office:value-type="string">
            <text:p>The next time you interact with a repo a AP will be required instead of the account password</text:p>
          </table:table-cell>
          <table:table-cell table:number-columns-repeated="1018"/>
        </table:table-row>
        <table:table-row table:style-name="ro2">
          <table:table-cell table:style-name="ce13"/>
          <table:table-cell table:style-name="ce2"/>
          <table:table-cell table:style-name="ce44"/>
          <table:table-cell table:style-name="ce2" table:number-columns-repeated="2"/>
          <table:table-cell table:style-name="ce44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Non-Git Command Lin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ls</text:p>
          </table:table-cell>
          <table:table-cell table:style-name="ce10" table:number-columns-repeated="2"/>
          <table:table-cell table:style-name="ce21" office:value-type="string">
            <text:p>List<text:span text:style-name="T20"> files of current directory excluding hidden files (Mac/Unix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dir</text:p>
          </table:table-cell>
          <table:table-cell table:style-name="ce2" table:number-columns-repeated="2"/>
          <table:table-cell table:style-name="ce14" office:value-type="string">
            <text:p>List<text:span text:style-name="T20"> files of current directory excluding hidden files (Windows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ls (-la </text:span><text:span text:style-name="T8">OR</text:span><text:span text:style-name="T3"> -a)</text:span></text:p>
          </table:table-cell>
          <table:table-cell table:style-name="ce2" table:number-columns-repeated="2"/>
          <table:table-cell table:style-name="ce14" office:value-type="string">
            <text:p><text:span text:style-name="T20">List files of current directory including </text:span>hidden<text:span text:style-name="T20"> files (Mac/Unix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ls -l</text:p>
          </table:table-cell>
          <table:table-cell table:style-name="ce2" table:number-columns-repeated="2"/>
          <table:table-cell table:style-name="ce14" office:value-type="string">
            <text:p><text:span text:style-name="T20">List files with </text:span>information<text:span text:style-name="T20"> of current directory (Mac/Unix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pwd</text:p>
          </table:table-cell>
          <table:table-cell table:style-name="ce2" table:number-columns-repeated="2"/>
          <table:table-cell table:style-name="ce14" office:value-type="string">
            <text:p><text:span text:style-name="T20">Show (print) current </text:span>directory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cd </text:span><text:span text:style-name="T5">folder/file_path</text:span></text:p>
          </table:table-cell>
          <table:table-cell table:style-name="ce2" table:number-columns-repeated="2"/>
          <table:table-cell table:style-name="ce14" office:value-type="string">
            <text:p>Change<text:span text:style-name="T20"> directory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cd ~</text:p>
          </table:table-cell>
          <table:table-cell table:style-name="ce2" table:number-columns-repeated="2"/>
          <table:table-cell table:style-name="ce14" office:value-type="string">
            <text:p>User<text:span text:style-name="T20"> folder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cd</text:p>
          </table:table-cell>
          <table:table-cell table:style-name="ce2" table:number-columns-repeated="2"/>
          <table:table-cell table:style-name="ce14" office:value-type="string">
            <text:p>User<text:span text:style-name="T20"> folder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..</text:p>
          </table:table-cell>
          <table:table-cell table:style-name="ce2" table:number-columns-repeated="2"/>
          <table:table-cell table:style-name="ce14" office:value-type="string">
            <text:p><text:span text:style-name="T20">Move </text:span>down<text:span text:style-name="T20"> a folder level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/</text:p>
          </table:table-cell>
          <table:table-cell table:style-name="ce2" table:number-columns-repeated="2"/>
          <table:table-cell table:style-name="ce14" office:value-type="string">
            <text:p>Root<text:span text:style-name="T20"> folder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clear</text:p>
          </table:table-cell>
          <table:table-cell table:style-name="ce2" table:number-columns-repeated="2"/>
          <table:table-cell table:style-name="ce14" office:value-type="string">
            <text:p>Clear<text:span text:style-name="T20"> the screen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0">⌘</text:span><text:span text:style-name="T11">K</text:span></text:p>
          </table:table-cell>
          <table:table-cell table:style-name="ce2" table:number-columns-repeated="2"/>
          <table:table-cell table:style-name="ce14" office:value-type="string">
            <text:p>Clear<text:span text:style-name="T20"> the screen (Mac/Unix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3" office:value-type="string">
            <text:p>^C</text:p>
          </table:table-cell>
          <table:table-cell table:style-name="ce2" table:number-columns-repeated="2"/>
          <table:table-cell table:style-name="ce14" office:value-type="string">
            <text:p>Cancel printout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cat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<text:span text:style-name="T20">Show file </text:span>content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less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<text:span text:style-name="T20">Show file contents </text:span>paginated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touch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Create<text:span text:style-name="T20"> a fil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mv </text:span><text:span text:style-name="T4">folder/file_path folder/new_file_path</text:span></text:p>
          </table:table-cell>
          <table:table-cell table:style-name="ce2" table:number-columns-repeated="2"/>
          <table:table-cell table:style-name="ce14" office:value-type="string">
            <text:p>Rename<text:span text:style-name="T20"> a fil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cp </text:span><text:span text:style-name="T4">folder/file_path folder/copy_file_path</text:span></text:p>
          </table:table-cell>
          <table:table-cell table:style-name="ce2" table:number-columns-repeated="2"/>
          <table:table-cell table:style-name="ce14" office:value-type="string">
            <text:p>Copy<text:span text:style-name="T20"> a fil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2">p</text:span><text:span text:style-name="T3">bcopy &lt;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Copy<text:span text:style-name="T20"> the content of a file to the </text:span><text:span text:style-name="T23">clipboard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3">rv</text:span><text:span text:style-name="T3">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Remove<text:span text:style-name="T20"> or </text:span>delete<text:span text:style-name="T20"> a fil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nano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<text:span text:style-name="T20">opens a file with the </text:span>nano editor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Ls -l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List<text:span text:style-name="T20"> a file’s permission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2">c</text:span><text:span text:style-name="T3">hmod </text:span><text:span text:style-name="T7">700</text:span><text:span text:style-name="T3">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Change<text:span text:style-name="T20"> a file’s permission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2">c</text:span><text:span text:style-name="T3">hmod u=</text:span><text:span text:style-name="T7">rwx</text:span><text:span text:style-name="T3">,g=</text:span><text:span text:style-name="T7">rwx</text:span><text:span text:style-name="T3">,0=</text:span><text:span text:style-name="T7">rwx</text:span><text:span text:style-name="T3"> </text:span><text:span text:style-name="T4">folder/file_path</text:span></text:p>
          </table:table-cell>
          <table:table-cell table:style-name="ce2" table:number-columns-repeated="2"/>
          <table:table-cell table:style-name="ce14" office:value-type="string">
            <text:p>Change<text:span text:style-name="T20"> a file’s permission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mkdir </text:span><text:span text:style-name="T5">folder</text:span></text:p>
          </table:table-cell>
          <table:table-cell table:style-name="ce2" table:number-columns-repeated="2"/>
          <table:table-cell table:style-name="ce14" office:value-type="string">
            <text:p>Create<text:span text:style-name="T20"> folder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3">rmdir</text:span><text:span text:style-name="T3"> </text:span><text:span text:style-name="T5">folder</text:span></text:p>
          </table:table-cell>
          <table:table-cell table:style-name="ce2" table:number-columns-repeated="2"/>
          <table:table-cell table:style-name="ce14" office:value-type="string">
            <text:p>Remove<text:span text:style-name="T20"> or </text:span>delete<text:span text:style-name="T20"> folder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13">rm -rf</text:span><text:span text:style-name="T3"> </text:span><text:span text:style-name="T5">folder</text:span></text:p>
          </table:table-cell>
          <table:table-cell table:style-name="ce2" table:number-columns-repeated="2"/>
          <table:table-cell table:style-name="ce14" office:value-type="string">
            <text:p>Remove<text:span text:style-name="T20"> or </text:span>delete<text:span text:style-name="T20"> folder and </text:span>content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which </text:span><text:span text:style-name="T5">module_name</text:span></text:p>
          </table:table-cell>
          <table:table-cell table:style-name="ce2" table:number-columns-repeated="2"/>
          <table:table-cell table:style-name="ce14" office:value-type="string">
            <text:p><text:span text:style-name="T20">Gives </text:span>location<text:span text:style-name="T20"> of </text:span>modul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history</text:p>
          </table:table-cell>
          <table:table-cell table:style-name="ce2" table:number-columns-repeated="2"/>
          <table:table-cell table:style-name="ce14" office:value-type="string">
            <text:p><text:span text:style-name="T20">List of previous </text:span>exicuted command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ifconfig</text:p>
          </table:table-cell>
          <table:table-cell table:style-name="ce2" table:number-columns-repeated="2"/>
          <table:table-cell table:style-name="ce14" office:value-type="string">
            <text:p><text:span text:style-name="T20">List </text:span>network information<text:span text:style-name="T20"> (Mac/Unix includes wireless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iwconfig</text:p>
          </table:table-cell>
          <table:table-cell table:style-name="ce2" table:number-columns-repeated="2"/>
          <table:table-cell table:style-name="ce14" office:value-type="string">
            <text:p><text:span text:style-name="T20">List </text:span>wireless information<text:span text:style-name="T20"> (Windows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ping </text:span><text:span text:style-name="T5">website.com</text:span></text:p>
          </table:table-cell>
          <table:table-cell table:style-name="ce2" table:number-columns-repeated="2"/>
          <table:table-cell table:style-name="ce14" office:value-type="string">
            <text:p>Server activity<text:span text:style-name="T20"> readou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uname</text:p>
          </table:table-cell>
          <table:table-cell table:style-name="ce2" table:number-columns-repeated="2"/>
          <table:table-cell table:style-name="ce14" office:value-type="string">
            <text:p>Operating System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uname -a</text:p>
          </table:table-cell>
          <table:table-cell table:style-name="ce2" table:number-columns-repeated="2"/>
          <table:table-cell table:style-name="ce14" office:value-type="string">
            <text:p>Operating System<text:span text:style-name="T20"> Detail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blkid</text:p>
          </table:table-cell>
          <table:table-cell table:style-name="ce2" table:number-columns-repeated="2"/>
          <table:table-cell table:style-name="ce14" office:value-type="string">
            <text:p><text:span text:style-name="T20">List </text:span>connected drives<text:span text:style-name="T20"> (Windows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diskutil list</text:p>
          </table:table-cell>
          <table:table-cell table:style-name="ce2" table:number-columns-repeated="2"/>
          <table:table-cell table:style-name="ce14" office:value-type="string">
            <text:p><text:span text:style-name="T20">List </text:span>all drives<text:span text:style-name="T20"> (Mac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top</text:p>
          </table:table-cell>
          <table:table-cell table:style-name="ce2" table:number-columns-repeated="2"/>
          <table:table-cell table:style-name="ce14" office:value-type="string">
            <text:p><text:span text:style-name="T20">List current </text:span>processe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df</text:p>
          </table:table-cell>
          <table:table-cell table:style-name="ce2" table:number-columns-repeated="2"/>
          <table:table-cell table:style-name="ce14" office:value-type="string">
            <text:p><text:span text:style-name="T20">Used and available </text:span>disk spac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lsusb</text:p>
          </table:table-cell>
          <table:table-cell table:style-name="ce2" table:number-columns-repeated="2"/>
          <table:table-cell table:style-name="ce14" office:value-type="string">
            <text:p><text:span text:style-name="T20">List </text:span>attached USB devices<text:span text:style-name="T20"> (Windows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system_profiler SPUSBDataType</text:p>
          </table:table-cell>
          <table:table-cell table:style-name="ce2" table:number-columns-repeated="2"/>
          <table:table-cell table:style-name="ce14" office:value-type="string">
            <text:p><text:span text:style-name="T20">List </text:span>attached USB devices<text:span text:style-name="T20"> (Mac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lspci</text:p>
          </table:table-cell>
          <table:table-cell table:style-name="ce2" table:number-columns-repeated="2"/>
          <table:table-cell table:style-name="ce14" office:value-type="string">
            <text:p><text:span text:style-name="T20">List </text:span>attached PCI devices<text:span text:style-name="T20"> (Windows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system_profiler SPPCIDataType</text:p>
          </table:table-cell>
          <table:table-cell table:style-name="ce2" table:number-columns-repeated="2"/>
          <table:table-cell table:style-name="ce14" office:value-type="string">
            <text:p><text:span text:style-name="T20">List </text:span>attached PCI devices<text:span text:style-name="T20"> (Mac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sudo lsof -i -n -P | grep TCP</text:p>
          </table:table-cell>
          <table:table-cell table:style-name="ce2" table:number-columns-repeated="2"/>
          <table:table-cell table:style-name="ce14" office:value-type="string">
            <text:p><text:span text:style-name="T20">List </text:span>ports<text:span text:style-name="T20"> in use (Mac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lsof -i:</text:span><text:span text:style-name="T5">port</text:span></text:p>
          </table:table-cell>
          <table:table-cell table:style-name="ce2" table:number-columns-repeated="2"/>
          <table:table-cell table:style-name="ce14" office:value-type="string">
            <text:p><text:span text:style-name="T20">List </text:span>details<text:span text:style-name="T20"> of a </text:span>port<text:span text:style-name="T20"> (Mac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kill -9 </text:span><text:span text:style-name="T5">PID</text:span></text:p>
          </table:table-cell>
          <table:table-cell table:style-name="ce2" table:number-columns-repeated="2"/>
          <table:table-cell table:style-name="ce14" office:value-type="string">
            <text:p>Kill or clear a port process (Mac)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sudo shutdown -h (now </text:span><text:span text:style-name="T14">OR</text:span><text:span text:style-name="T3"> 10)</text:span></text:p>
          </table:table-cell>
          <table:table-cell table:style-name="ce2" table:number-columns-repeated="2"/>
          <table:table-cell table:style-name="ce14" office:value-type="string">
            <text:p>Shutdown<text:span text:style-name="T20"> system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sudo shutdown -r (now </text:span><text:span text:style-name="T14">OR</text:span><text:span text:style-name="T3"> 10)</text:span></text:p>
          </table:table-cell>
          <table:table-cell table:style-name="ce2" table:number-columns-repeated="2"/>
          <table:table-cell table:style-name="ce14" office:value-type="string">
            <text:p>Restart<text:span text:style-name="T20"> system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touch </text:span><text:span text:style-name="T4">folder/</text:span><text:span text:style-name="T3">.gitkeep</text:span></text:p>
          </table:table-cell>
          <table:table-cell table:style-name="ce2" table:number-columns-repeated="2"/>
          <table:table-cell table:style-name="ce14" office:value-type="string">
            <text:p><text:span text:style-name="T20">Adds a </text:span>.gitkeep<text:span text:style-name="T20"> file for tracking of empty folder (Mac/Unix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copy con </text:span><text:span text:style-name="T4">folder/</text:span><text:span text:style-name="T3">.gitkeep</text:span></text:p>
          </table:table-cell>
          <table:table-cell table:style-name="ce2" table:number-columns-repeated="2"/>
          <table:table-cell table:style-name="ce14" office:value-type="string">
            <text:p><text:span text:style-name="T20">Adds a </text:span>.gitkeep<text:span text:style-name="T20"> file for tracking of empty folder (Windows Git Bash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New-Item </text:span><text:span text:style-name="T4">folder/</text:span><text:span text:style-name="T3">.gitkeep</text:span></text:p>
          </table:table-cell>
          <table:table-cell table:style-name="ce2" table:number-columns-repeated="2"/>
          <table:table-cell table:style-name="ce14" office:value-type="string">
            <text:p><text:span text:style-name="T20">Adds a </text:span>.gitkeep<text:span text:style-name="T20"> file for tracking of empty folder (Windows PowerShell)</text:span></text:p>
          </table:table-cell>
          <table:table-cell table:number-columns-repeated="1018"/>
        </table:table-row>
        <table:table-row table:style-name="ro2">
          <table:table-cell table:style-name="ce8"/>
          <table:table-cell table:style-name="ce2" table:number-columns-repeated="5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Page Navigation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spacebar</text:p>
          </table:table-cell>
          <table:table-cell table:style-name="ce10" table:number-columns-repeated="2"/>
          <table:table-cell table:style-name="ce21" office:value-type="string">
            <text:p><text:span text:style-name="T20">Next </text:span>pag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F key</text:p>
          </table:table-cell>
          <table:table-cell table:style-name="ce2" table:number-columns-repeated="2"/>
          <table:table-cell table:style-name="ce14" office:value-type="string">
            <text:p><text:span text:style-name="T20">Move </text:span>down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R key</text:p>
          </table:table-cell>
          <table:table-cell table:style-name="ce2" table:number-columns-repeated="2"/>
          <table:table-cell table:style-name="ce14" office:value-type="string">
            <text:p><text:span text:style-name="T20">Move </text:span>back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↑ ↓</text:p>
          </table:table-cell>
          <table:table-cell table:style-name="ce2" table:number-columns-repeated="2"/>
          <table:table-cell table:style-name="ce14" office:value-type="string">
            <text:p>Move<text:span text:style-name="T20"> up and down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/</text:span><text:span text:style-name="T5">string</text:span></text:p>
          </table:table-cell>
          <table:table-cell table:style-name="ce2" table:number-columns-repeated="2"/>
          <table:table-cell table:style-name="ce14" office:value-type="string">
            <text:p>Search<text:span text:style-name="T20"> pag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n</text:p>
          </table:table-cell>
          <table:table-cell table:style-name="ce2" table:number-columns-repeated="2"/>
          <table:table-cell table:style-name="ce14" office:value-type="string">
            <text:p><text:span text:style-name="T20">Move to </text:span>next<text:span text:style-name="T20"> search resul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N</text:p>
          </table:table-cell>
          <table:table-cell table:style-name="ce2" table:number-columns-repeated="2"/>
          <table:table-cell table:style-name="ce14" office:value-type="string">
            <text:p><text:span text:style-name="T20">Move to </text:span>previous<text:span text:style-name="T20"> search resul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Q</text:p>
          </table:table-cell>
          <table:table-cell table:style-name="ce2" table:number-columns-repeated="2"/>
          <table:table-cell table:style-name="ce14" office:value-type="string">
            <text:p>Quit<text:span text:style-name="T20"> page mode and back to command promp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-S</text:p>
          </table:table-cell>
          <table:table-cell table:style-name="ce2" table:number-columns-repeated="2"/>
          <table:table-cell table:style-name="ce14" office:value-type="string">
            <text:p><text:span text:style-name="T20">Toggle </text:span>word wrap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General Command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</text:span><text:span text:style-name="T13">clean -f</text:span></text:p>
          </table:table-cell>
          <table:table-cell table:style-name="ce10" table:number-columns-repeated="2"/>
          <table:table-cell table:style-name="ce21" office:value-type="string">
            <text:p><text:span text:style-name="T20">Remove </text:span>untracked<text:span text:style-name="T24"> </text:span><text:span text:style-name="T20">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clean -n</text:p>
          </table:table-cell>
          <table:table-cell table:style-name="ce2" table:number-columns-repeated="2"/>
          <table:table-cell table:style-name="ce14" office:value-type="string">
            <text:p><text:span text:style-name="T20">Preview removal of </text:span>untracked<text:span text:style-name="T20"> 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</text:span><text:span text:style-name="T13">clean </text:span><text:span text:style-name="T3">(</text:span><text:span text:style-name="T13">-d -f </text:span><text:span text:style-name="T8">OR</text:span><text:span text:style-name="T13"> -df</text:span><text:span text:style-name="T3">)</text:span></text:p>
          </table:table-cell>
          <table:table-cell table:style-name="ce2" table:number-columns-repeated="2"/>
          <table:table-cell table:style-name="ce14" office:value-type="string">
            <text:p><text:span text:style-name="T20">Remove </text:span>untracked<text:span text:style-name="T20"> directories and 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lean (-d -n </text:span><text:span text:style-name="T8">OR</text:span><text:span text:style-name="T3"> -dn)</text:span></text:p>
          </table:table-cell>
          <table:table-cell table:style-name="ce2" table:number-columns-repeated="2"/>
          <table:table-cell table:style-name="ce14" office:value-type="string">
            <text:p><text:span text:style-name="T20">Preview removal of </text:span>untracked<text:span text:style-name="T20"> directories and 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init</text:p>
          </table:table-cell>
          <table:table-cell table:style-name="ce2" table:number-columns-repeated="2"/>
          <table:table-cell table:style-name="ce14" office:value-type="string">
            <text:p>Initilise<text:span text:style-name="T20"> a repo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mv </text:span><text:span text:style-name="T4">folder/filename </text:span><text:span text:style-name="T15">folder/filename</text:span></text:p>
          </table:table-cell>
          <table:table-cell table:style-name="ce2" table:number-columns-repeated="2"/>
          <table:table-cell table:style-name="ce14" office:value-type="string">
            <text:p>Move or rename<text:span text:style-name="T20"> files to stage and update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m </text:span><text:span text:style-name="T4">folder/filename </text:span><text:span text:style-name="T15">folder/filename</text:span></text:p>
          </table:table-cell>
          <table:table-cell table:style-name="ce2" table:number-columns-repeated="2"/>
          <table:table-cell table:style-name="ce14" office:value-type="string">
            <text:p>Remove<text:span text:style-name="T20"> folders or files to stage and delete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m -r </text:span><text:span text:style-name="T4">folder </text:span><text:span text:style-name="T15">folder</text:span></text:p>
          </table:table-cell>
          <table:table-cell table:style-name="ce2" table:number-columns-repeated="2"/>
          <table:table-cell table:style-name="ce14" office:value-type="string">
            <text:p>Remove<text:span text:style-name="T20"> folders containing files to stage and delete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m --cached </text:span><text:span text:style-name="T4">filename </text:span><text:span text:style-name="T15">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Remove </text:span>.gitignore<text:span text:style-name="T20"> files from stage (i.e. ignore from now on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rm -r --cached .</text:p>
          </table:table-cell>
          <table:table-cell table:style-name="ce2" table:number-columns-repeated="2"/>
          <table:table-cell table:style-name="ce14" office:value-type="string">
            <text:p><text:span text:style-name="T20">Remove all </text:span>.gitignore<text:span text:style-name="T20"> files from stage (i.e. ignore from now on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status</text:p>
          </table:table-cell>
          <table:table-cell table:style-name="ce2" table:number-columns-repeated="2"/>
          <table:table-cell table:style-name="ce14" office:value-type="string">
            <text:p><text:span text:style-name="T20">Current </text:span>status<text:span text:style-name="T20"> of files in repo, stage and work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47" office:value-type="string">
            <text:p><text:span text:style-name="T3">git push </text:span><text:span text:style-name="T7">origin</text:span><text:span text:style-name="T6"> </text:span><text:span text:style-name="T4">tag</text:span></text:p>
          </table:table-cell>
          <table:table-cell table:style-name="ce2" table:number-columns-repeated="2"/>
          <table:table-cell table:style-name="ce14" office:value-type="string">
            <text:p><text:span text:style-name="T20">Push a </text:span><text:span text:style-name="T21">tag</text:span><text:span text:style-name="T20"> to remot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47" office:value-type="string">
            <text:p><text:span text:style-name="T3">git push </text:span><text:span text:style-name="T7">origin</text:span><text:span text:style-name="T3"> --tags</text:span></text:p>
          </table:table-cell>
          <table:table-cell table:style-name="ce2" table:number-columns-repeated="2"/>
          <table:table-cell table:style-name="ce14" office:value-type="string">
            <text:p><text:span text:style-name="T20">Push all </text:span>tags<text:span text:style-name="T20"> to remot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fetch --tags</text:p>
          </table:table-cell>
          <table:table-cell table:style-name="ce2" table:number-columns-repeated="2"/>
          <table:table-cell table:style-name="ce14" office:value-type="string">
            <text:p>Fetches<text:span text:style-name="T20"> changes from remote that are tagged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remote -v</text:p>
          </table:table-cell>
          <table:table-cell table:style-name="ce2" table:number-columns-repeated="2"/>
          <table:table-cell table:style-name="ce14" office:value-type="string">
            <text:p><text:span text:style-name="T23">Display</text:span><text:span text:style-name="T20"> the remote </text:span><text:span text:style-name="T23">URL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touch </text:span><text:span text:style-name="T4">folder/</text:span><text:span text:style-name="T3">.gitkeep</text:span></text:p>
          </table:table-cell>
          <table:table-cell table:style-name="ce2" table:number-columns-repeated="2"/>
          <table:table-cell table:style-name="ce14" office:value-type="string">
            <text:p><text:span text:style-name="T20">Adds </text:span>.gitkeep<text:span text:style-name="T20"> file to track empty folder (Mac/Unix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copy con </text:span><text:span text:style-name="T4">folder/</text:span><text:span text:style-name="T3">.gitkeep</text:span></text:p>
          </table:table-cell>
          <table:table-cell table:style-name="ce2" table:number-columns-repeated="2"/>
          <table:table-cell table:style-name="ce14" office:value-type="string">
            <text:p><text:span text:style-name="T20">Adds </text:span>.gitkeep<text:span text:style-name="T20"> file to track empty folder (Windows Git Bash)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New-Item </text:span><text:span text:style-name="T4">folder/</text:span><text:span text:style-name="T3">.gitkeep</text:span></text:p>
          </table:table-cell>
          <table:table-cell table:style-name="ce2" table:number-columns-repeated="2"/>
          <table:table-cell table:style-name="ce14" office:value-type="string">
            <text:p><text:span text:style-name="T20">Adds </text:span>.gitkeep<text:span text:style-name="T20"> file to track empty folder (Windows PowerShell)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add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a]</text:p>
          </table:table-cell>
          <table:table-cell table:style-name="ce27" office:value-type="string">
            <text:p>Add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.</text:p>
          </table:table-cell>
          <table:table-cell table:style-name="ce56" table:number-columns-repeated="2"/>
          <table:table-cell table:style-name="ce28" office:value-type="string">
            <text:p>Add<text:span text:style-name="T20"> all changes to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A</text:p>
          </table:table-cell>
          <table:table-cell table:style-name="ce2" table:number-columns-repeated="2"/>
          <table:table-cell table:style-name="ce14" office:value-type="string">
            <text:p>Add<text:span text:style-name="T20"> all changes to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all</text:p>
          </table:table-cell>
          <table:table-cell table:style-name="ce2" table:number-columns-repeated="2"/>
          <table:table-cell table:style-name="ce14" office:value-type="string">
            <text:p>Add<text:span text:style-name="T20"> all changes to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filename</text:span><text:span text:style-name="T3"> </text:span><text:span text:style-name="T15">filename</text:span></text:p>
          </table:table-cell>
          <table:table-cell table:style-name="ce2" table:number-columns-repeated="2"/>
          <table:table-cell table:style-name="ce14" office:value-type="string">
            <text:p>Add<text:span text:style-name="T20"> specific file changes to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f </text:span><text:span text:style-name="T4">filename</text:span></text:p>
          </table:table-cell>
          <table:table-cell table:style-name="ce2" table:number-columns-repeated="2"/>
          <table:table-cell table:style-name="ce14" office:value-type="string">
            <text:p>Force Add<text:span text:style-name="T20"> a specific file to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<text:span text:style-name="T20">Add all </text:span>patches<text:span text:style-name="T20"> of changes to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 </text:span><text:span text:style-name="T5">filename</text:span><text:span text:style-name="T6"> </text:span><text:span text:style-name="T15">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Add </text:span>patches<text:span text:style-name="T20"> of changes for specific files to stage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commit </text:span><text:span text:style-name="T15">filename filename</text:span><text:span text:style-name="T3">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c]</text:p>
          </table:table-cell>
          <table:table-cell table:style-name="ce27" office:value-type="string">
            <text:p>Comm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-m "</text:span><text:span text:style-name="T4">message</text:span><text:span text:style-name="T3">"</text:span></text:p>
          </table:table-cell>
          <table:table-cell table:style-name="ce56" table:number-columns-repeated="2"/>
          <table:table-cell table:style-name="ce28" office:value-type="string">
            <text:p><text:span text:style-name="T20">Commit changes to repo with </text:span>messag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m </text:p>
          </table:table-cell>
          <table:table-cell table:style-name="ce2" table:number-columns-repeated="2"/>
          <table:table-cell table:style-name="ce14" office:value-type="string">
            <text:p><text:span text:style-name="T20">Commit changes to repo and open editor for multi-line </text:span>messag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am "</text:span><text:span text:style-name="T4">message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Commit<text:span text:style-name="T20"> changes directly from work to repo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am </text:p>
          </table:table-cell>
          <table:table-cell table:style-name="ce2" table:number-columns-repeated="2"/>
          <table:table-cell table:style-name="ce14" office:value-type="string">
            <text:p><text:span text:style-name="T20">Commit changes directly to repo and open editor for multi-line </text:span>messag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amend </text:span><text:span text:style-name="T4">required option</text:span></text:p>
          </table:table-cell>
          <table:table-cell table:style-name="ce2" table:number-columns-repeated="2"/>
          <table:table-cell table:style-name="ce14" office:value-type="string">
            <text:p>Amend<text:span text:style-name="T20"> latest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amend </text:span><text:span text:style-name="T4">no option</text:span></text:p>
          </table:table-cell>
          <table:table-cell table:style-name="ce2" table:number-columns-repeated="2"/>
          <table:table-cell table:style-name="ce14" office:value-type="string">
            <text:p>Amend<text:span text:style-name="T20"> latest commit and open editor to amend </text:span><text:span text:style-name="T23">commen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amend </text:span><text:span text:style-name="T4">—-no-edit</text:span></text:p>
          </table:table-cell>
          <table:table-cell table:style-name="ce2" table:number-columns-repeated="2"/>
          <table:table-cell table:style-name="ce14" office:value-type="string">
            <text:p>Amend<text:span text:style-name="T20"> latest commit and accept </text:span><text:span text:style-name="T23">previous commen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<text:span text:style-name="T20">Commit a </text:span>patch<text:span text:style-name="T20"> of changes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5">
          <table:table-cell table:style-name="ce2" table:number-columns-repeated="2"/>
          <table:table-cell table:style-name="ce36" office:value-type="string" table:number-columns-spanned="2" table:number-rows-spanned="1">
            <text:p>Make File Changes to Local Commit and Re-Commit</text:p>
          </table:table-cell>
          <table:covered-table-cell/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3"/>
          <table:table-cell table:style-name="ce55" table:number-columns-repeated="2"/>
          <table:table-cell table:style-name="ce51" office:value-type="string">
            <text:p>Resets a commit history, makes changes and re-commit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8" office:value-type="string">
            <text:p><text:span text:style-name="T3">git add </text:span><text:span text:style-name="T4">filename</text:span><text:span text:style-name="T3"> </text:span><text:span text:style-name="T15">filename</text:span></text:p>
          </table:table-cell>
          <table:table-cell table:style-name="ce56" table:number-columns-repeated="2"/>
          <table:table-cell table:style-name="ce28" office:value-type="string">
            <text:p>Add<text:span text:style-name="T20"> specific file changes to stage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eset HEAD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Reset </text:span><text:span text:style-name="T23">specific file</text:span><text:span text:style-name="T20"> and </text:span><text:span text:style-name="T23">remove</text:span><text:span text:style-name="T20"> from commit</text:span></text:p>
          </table:table-cell>
          <table:table-cell table:number-columns-repeated="1018"/>
        </table:table-row>
        <table:table-row table:style-name="ro2">
          <table:table-cell table:style-name="ce2" table:number-columns-repeated="4"/>
          <table:table-cell table:style-name="ce64" office:value-type="string">
            <text:p>THE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ommit -—amend </text:span><text:span text:style-name="T4">—-no-edit</text:span></text:p>
          </table:table-cell>
          <table:table-cell table:style-name="ce2" table:number-columns-repeated="2"/>
          <table:table-cell table:style-name="ce14" office:value-type="string">
            <text:p>Amend<text:span text:style-name="T20"> latest commit and accept </text:span><text:span text:style-name="T23">previous comment</text:span></text:p>
          </table:table-cell>
          <table:table-cell table:number-columns-repeated="1018"/>
        </table:table-row>
        <table:table-row table:style-name="ro2">
          <table:table-cell table:style-name="ce2" table:number-columns-repeated="4"/>
          <table:table-cell table:style-name="ce64" office:value-type="string">
            <text:p>OR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ommit --amend </text:span><text:span text:style-name="T4">no option</text:span></text:p>
          </table:table-cell>
          <table:table-cell table:style-name="ce2" table:number-columns-repeated="2"/>
          <table:table-cell table:style-name="ce14" office:value-type="string">
            <text:p>Amend<text:span text:style-name="T20"> latest commit and open editor to amend </text:span><text:span text:style-name="T23">comment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Viewing and Comparin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ls-tree </text:span><text:span text:style-name="T4">tree-ish </text:span><text:span text:style-name="T15">filepath/filename</text:span></text:p>
          </table:table-cell>
          <table:table-cell table:style-name="ce10" table:number-columns-repeated="2"/>
          <table:table-cell table:style-name="ce21" office:value-type="string">
            <text:p><text:span text:style-name="T20">Show a specific file or folder of </text:span><text:span text:style-name="T21">tree-ish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log </text:span><text:span text:style-name="T15">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l]</text:p>
          </table:table-cell>
          <table:table-cell table:style-name="ce27" office:value-type="string">
            <text:p>Display<text:span text:style-name="T20"> all commit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56" table:number-columns-repeated="2"/>
          <table:table-cell table:style-name="ce28" office:value-type="string">
            <text:p><text:span text:style-name="T20">Display the </text:span>patch<text:span text:style-name="T20"> (change set) of each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all</text:p>
          </table:table-cell>
          <table:table-cell table:style-name="ce2" table:number-columns-repeated="2"/>
          <table:table-cell table:style-name="ce14" office:value-type="string">
            <text:p><text:span text:style-name="T20">Display statistics logs of </text:span>all 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stat</text:p>
          </table:table-cell>
          <table:table-cell table:style-name="ce2" table:number-columns-repeated="2"/>
          <table:table-cell table:style-name="ce14" office:value-type="string">
            <text:p><text:span text:style-name="T20">Display </text:span>statistics<text:span text:style-name="T20"> of a log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graph</text:p>
          </table:table-cell>
          <table:table-cell table:style-name="ce2" table:number-columns-repeated="2"/>
          <table:table-cell table:style-name="ce14" office:value-type="string">
            <text:p><text:span text:style-name="T20">Displays logs with </text:span>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format=</text:span><text:span text:style-name="T4">keyword</text:span></text:p>
          </table:table-cell>
          <table:table-cell table:style-name="ce2" table:number-columns-repeated="2"/>
          <table:table-cell table:style-name="ce14" office:value-type="string">
            <text:p><text:span text:style-name="T20">Controls the amount of </text:span>information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9" office:value-type="string">
            <text:p>oneline short medium full fuller email raw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graph --all --oneline --decorate</text:p>
          </table:table-cell>
          <table:table-cell table:style-name="ce2" table:number-columns-repeated="2"/>
          <table:table-cell table:style-name="ce14" office:value-type="string">
            <text:p><text:span text:style-name="T20">Displays log </text:span>map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</text:span><text:span text:style-name="T4">interger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the most recent </text:span><text:span text:style-name="T21">number</text:span><text:span text:style-name="T20"> of commit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since=</text:span><text:span text:style-name="T4">0000-00-00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</text:span>since<text:span text:style-name="T20"> date </text:span><text:span text:style-name="T21">0000-00-00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until=</text:span><text:span text:style-name="T4">0000-00-00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</text:span>until<text:span text:style-name="T20"> date </text:span><text:span text:style-name="T21">0000-00-00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until="</text:span><text:span text:style-name="T5">integer</text:span><text:span text:style-name="T4"> days ago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</text:span>until<text:span text:style-name="T20"> </text:span><text:span text:style-name="T21">X</text:span><text:span text:style-name="T20"> days ago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after=</text:span><text:span text:style-name="T4">interger</text:span><text:span text:style-name="T3">.weeks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</text:span>since<text:span text:style-name="T20"> </text:span><text:span text:style-name="T21">X</text:span><text:span text:style-name="T25">.week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before=</text:span><text:span text:style-name="T4">interger</text:span><text:span text:style-name="T3">.days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</text:span>before<text:span text:style-name="T20"> </text:span><text:span text:style-name="T21">X</text:span><text:span text:style-name="T25">.day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author="</text:span><text:span text:style-name="T4">string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by </text:span><text:span text:style-name="T21">author</text:span><text:span text:style-name="T20"> or part there of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grep="</text:span><text:span text:style-name="T4">string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containing </text:span><text:span text:style-name="T21">string</text:span><text:span text:style-name="T20"> or part there of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oneline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in </text:span>summary<text:span text:style-name="T20"> form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filepath/filename</text:p>
          </table:table-cell>
          <table:table-cell table:style-name="ce2" table:number-columns-repeated="2"/>
          <table:table-cell table:style-name="ce14" office:value-type="string">
            <text:p><text:span text:style-name="T20">Display all commits for a specific </text:span>fil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3">-L </text:span><text:span text:style-name="T4">interger</text:span><text:span text:style-name="T3">,</text:span><text:span text:style-name="T4">interger</text:span><text:span text:style-name="T3">:</text:span><text:span text:style-name="T4">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Displays a file's changes from </text:span>line<text:span text:style-name="T20"> (</text:span><text:span text:style-name="T21">interger</text:span><text:span text:style-name="T20">) to </text:span>line<text:span text:style-name="T20"> (</text:span><text:span text:style-name="T21">interger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diff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s]</text:p>
          </table:table-cell>
          <table:table-cell table:style-name="ce14" office:value-type="string">
            <text:p>Diff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diff --staged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s]</text:p>
          </table:table-cell>
          <table:table-cell table:style-name="ce14" office:value-type="string">
            <text:p><text:span text:style-name="T20">Compare </text:span>staged<text:span text:style-name="T20"> changes to repo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diff --color-words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w]</text:p>
          </table:table-cell>
          <table:table-cell table:style-name="ce14" office:value-type="string">
            <text:p><text:span text:style-name="T20">Compare </text:span>word<text:span text:style-name="T20"> changes to repo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show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s]</text:p>
          </table:table-cell>
          <table:table-cell table:style-name="ce14" office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show --staged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ss]</text:p>
          </table:table-cell>
          <table:table-cell table:style-name="ce14" office:value-type="string">
            <text:p><text:span text:style-name="T20">Compare </text:span>staged<text:span text:style-name="T20"> changes to repo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show --color-words </text:span><text:span text:style-name="T4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sw]</text:p>
          </table:table-cell>
          <table:table-cell table:style-name="ce27" office:value-type="string">
            <text:p><text:span text:style-name="T20">Compare </text:span>work<text:span text:style-name="T20"> changes with st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32" office:value-type="string">
            <text:p><text:span text:style-name="T4">SHA </text:span><text:span text:style-name="T15">filepath/filename</text:span></text:p>
          </table:table-cell>
          <table:table-cell table:style-name="ce56" table:number-columns-repeated="2"/>
          <table:table-cell table:style-name="ce28" office:value-type="string">
            <text:p><text:span text:style-name="T20">Show changes to a </text:span>comm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HEAD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changes to </text:span>latest<text:span text:style-name="T20">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main</text:span><text:span text:style-name="T3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changes to the current </text:span><text:span text:style-name="T22">main</text:span>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4">SHA SHA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Compare<text:span text:style-name="T20"> one commit with another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 HEAD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Compare a commit with the </text:span>last<text:span text:style-name="T20">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 </text:span><text:span text:style-name="T7">main</text:span><text:span text:style-name="T3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Compare a commit with the </text:span><text:span text:style-name="T22">main</text:span>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..</text:span><text:span text:style-name="T4">SHA</text:span><text:span text:style-name="T6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all commits </text:span>between<text:span text:style-name="T20"> the specific commit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4">SHA</text:span><text:span text:style-name="T3">..HEAD</text:span><text:span text:style-name="T6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all commits between a specific commit and the </text:span>last<text:span text:style-name="T20">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..</text:span><text:span text:style-name="T7">main</text:span><text:span text:style-name="T3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all commits between a specific commit and the </text:span><text:span text:style-name="T22">main</text:span>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^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the </text:span>ancestry<text:span text:style-name="T20"> ^^ of a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~</text:span><text:span text:style-name="T4">integer</text:span><text:span text:style-name="T3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the </text:span>ancestry<text:span text:style-name="T20"> of a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HEAD^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the ancestry ^^ of the </text:span>last<text:span text:style-name="T20">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HEAD~</text:span><text:span text:style-name="T4">integer</text:span><text:span text:style-name="T3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the ancestry ~2 of the </text:span>last<text:span text:style-name="T20"> comm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main</text:span><text:span text:style-name="T3">^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the ancestry ^^ of </text:span><text:span text:style-name="T22">main</text:span>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main</text:span><text:span text:style-name="T3">~</text:span><text:span text:style-name="T4">integer</text:span><text:span text:style-name="T3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the ancestry ~2 of </text:span><text:span text:style-name="T22">main</text:span>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tag </text:p>
          </table:table-cell>
          <table:table-cell table:style-name="ce2" table:number-columns-repeated="2"/>
          <table:table-cell table:style-name="ce14" office:value-type="string">
            <text:p><text:span text:style-name="T20">show information or changes to a commit with </text:span><text:span text:style-name="T21">tag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tag tag </text:p>
          </table:table-cell>
          <table:table-cell table:style-name="ce2" table:number-columns-repeated="2"/>
          <table:table-cell table:style-name="ce14" office:value-type="string">
            <text:p><text:span text:style-name="T20">Compare one commit with another with </text:span><text:span text:style-name="T21">tag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tag</text:span><text:span text:style-name="T3">..</text:span><text:span text:style-name="T4">tag</text:span><text:span text:style-name="T6">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Show all commits between the specific commits with </text:span><text:span text:style-name="T21">tags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bisect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bi]</text:p>
          </table:table-cell>
          <table:table-cell table:style-name="ce27" office:value-type="string">
            <text:p>Bisec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i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start</text:p>
          </table:table-cell>
          <table:table-cell table:style-name="ce56" table:number-columns-repeated="2"/>
          <table:table-cell table:style-name="ce28" office:value-type="string">
            <text:p>Start<text:span text:style-name="T20"> bisect proces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i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bad </text:span><text:span text:style-name="T8">OR</text:span><text:span text:style-name="T3"> old) </text:span><text:span text:style-name="T5">treeish</text:span></text:p>
          </table:table-cell>
          <table:table-cell table:style-name="ce2" table:number-columns-repeated="2"/>
          <table:table-cell table:style-name="ce14" office:value-type="string">
            <text:p><text:span text:style-name="T20">Specifiy treeish with known </text:span>error<text:span text:style-name="T20"> (defaults to 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i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git bisect (good </text:span><text:span text:style-name="T8">OR</text:span><text:span text:style-name="T3"> new) </text:span><text:span text:style-name="T5">treeish</text:span></text:p>
          </table:table-cell>
          <table:table-cell table:style-name="ce2" table:number-columns-repeated="2"/>
          <table:table-cell table:style-name="ce14" office:value-type="string">
            <text:p><text:span text:style-name="T20">Specifiy treeish of known </text:span>working<text:span text:style-name="T20"> version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i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git bisect reset</text:p>
          </table:table-cell>
          <table:table-cell table:style-name="ce2" table:number-columns-repeated="2"/>
          <table:table-cell table:style-name="ce14" office:value-type="string">
            <text:p><text:span text:style-name="T20">Exit and </text:span>reset<text:span text:style-name="T20"> to pre-process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annotate </text:span><text:span text:style-name="T5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a]</text:p>
          </table:table-cell>
          <table:table-cell table:style-name="ce14" office:value-type="string">
            <text:p>Annotate <text:span text:style-name="T20">slightly different output to 'blame' or 'praise'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blame </text:span><text:span text:style-name="T5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b]</text:p>
          </table:table-cell>
          <table:table-cell table:style-name="ce14" office:value-type="string">
            <text:p>Blame <text:span text:style-name="T20">some workplaces prefer 'praise' below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praise </text:span><text:span text:style-name="T5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pr]</text:p>
          </table:table-cell>
          <table:table-cell table:style-name="ce14" office:value-type="string">
            <text:p>Praise <text:span text:style-name="T20">requires configuration setup (see configuration above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5" office:value-type="string">
            <text:p>filename</text:p>
          </table:table-cell>
          <table:table-cell table:style-name="ce2" table:number-columns-repeated="2"/>
          <table:table-cell table:style-name="ce14" office:value-type="string">
            <text:p><text:span text:style-name="T20">Display log of a </text:span>file<text:span text:style-name="T20"> with annotation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5" office:value-type="string">
            <text:p><text:span text:style-name="T3">-W </text:span><text:span text:style-name="T5">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log of a file with annotation and </text:span>ignores whitespac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3">-L </text:span><text:span text:style-name="T4">interger</text:span><text:span text:style-name="T3">,</text:span><text:span text:style-name="T4">interger 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file changes with annotation from line (</text:span><text:span text:style-name="T21">interger</text:span><text:span text:style-name="T20">) to line (</text:span><text:span text:style-name="T21">interger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3">-L </text:span><text:span text:style-name="T4">interger</text:span><text:span text:style-name="T3">,+</text:span><text:span text:style-name="T4">interger 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file changes with annotation from line (</text:span><text:span text:style-name="T21">interger</text:span><text:span text:style-name="T20">) for lines +(</text:span><text:span text:style-name="T21">interger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SHA filename</text:p>
          </table:table-cell>
          <table:table-cell table:style-name="ce2" table:number-columns-repeated="2"/>
          <table:table-cell table:style-name="ce14" office:value-type="string">
            <text:p><text:span text:style-name="T20">Display file changes with annotation from a commit </text:span><text:span text:style-name="T21">SHA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4">SHA</text:span><text:span text:style-name="T3"> --</text:span><text:span text:style-name="T15">option</text:span><text:span text:style-name="T3"> </text:span><text:span text:style-name="T4">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Display file changes with annotation from a commit </text:span><text:span text:style-name="T21">SHA</text:span><text:span text:style-name="T20"> using </text:span>other options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Patch, Stash and Tag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apply </text:span><text:span text:style-name="T5">filepath/filename.diff</text:span></text:p>
          </table:table-cell>
          <table:table-cell table:style-name="ce10" table:number-columns-repeated="2"/>
          <table:table-cell table:style-name="ce21" office:value-type="string">
            <text:p>Import <text:span text:style-name="T20">a diff patch to a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diff </text:span><text:span text:style-name="T4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d]</text:p>
          </table:table-cell>
          <table:table-cell table:style-name="ce27" office:value-type="string">
            <text:p>Diff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d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--cached</text:p>
          </table:table-cell>
          <table:table-cell table:style-name="ce56" table:number-columns-repeated="2"/>
          <table:table-cell table:style-name="ce28" office:value-type="string">
            <text:p>Show<text:span text:style-name="T20"> all diff patche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d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5">SHA</text:span><text:span text:style-name="T3"> </text:span><text:span text:style-name="T5">SHA</text:span><text:span text:style-name="T3"> &gt; </text:span><text:span text:style-name="T5">new_filepath/filename.diff</text:span></text:p>
          </table:table-cell>
          <table:table-cell table:style-name="ce2" table:number-columns-repeated="2"/>
          <table:table-cell table:style-name="ce14" office:value-type="string">
            <text:p>Create<text:span text:style-name="T20"> a diff patch file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format-patch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pa]</text:p>
          </table:table-cell>
          <table:table-cell table:style-name="ce27" office:value-type="string">
            <text:p>Create Format Pat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a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-1 </text:span><text:span text:style-name="T5">SHA</text:span></text:p>
          </table:table-cell>
          <table:table-cell table:style-name="ce28" office:value-type="string">
            <text:p>=</text:p>
          </table:table-cell>
          <table:table-cell table:style-name="ce28" office:value-type="string">
            <text:p>[pc]</text:p>
          </table:table-cell>
          <table:table-cell table:style-name="ce28" office:value-type="string">
            <text:p><text:span text:style-name="T20">Create a formatted patch file from a </text:span>single comm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a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5">SHA</text:span><text:span text:style-name="T3">..</text:span><text:span text:style-name="T5">SHA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pc]</text:p>
          </table:table-cell>
          <table:table-cell table:style-name="ce14" office:value-type="string">
            <text:p><text:span text:style-name="T20">Create formatted patch files </text:span>between<text:span text:style-name="T20"> commit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a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4">SHA</text:span><text:span text:style-name="T3">..HEAD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pc]</text:p>
          </table:table-cell>
          <table:table-cell table:style-name="ce14" office:value-type="string">
            <text:p><text:span text:style-name="T20">Create formatted patch files between a commit and the </text:span>last<text:span text:style-name="T20"> commit (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a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4">SHA</text:span><text:span text:style-name="T3">..</text:span><text:span text:style-name="T7">mai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pc]</text:p>
          </table:table-cell>
          <table:table-cell table:style-name="ce14" office:value-type="string">
            <text:p><text:span text:style-name="T20">Create formatted patch files between a commit and the </text:span><text:span text:style-name="T22">main</text:span>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a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SHA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pc]</text:p>
          </table:table-cell>
          <table:table-cell table:style-name="ce14" office:value-type="string">
            <text:p><text:span text:style-name="T20">Create formatted patch files between a commit and the </text:span>last<text:span text:style-name="T20"> commit (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a]</text:p>
          </table:table-cell>
          <table:table-cell table:style-name="ce14" office:value-type="string">
            <text:p>+</text:p>
          </table:table-cell>
          <table:table-cell table:style-name="ce48" office:value-type="string">
            <text:p>main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pc]</text:p>
          </table:table-cell>
          <table:table-cell table:style-name="ce27" office:value-type="string">
            <text:p><text:span text:style-name="T20">Create formatted patch files between the </text:span><text:span text:style-name="T22">main</text:span><text:span text:style-name="T20"> branch and the </text:span>last<text:span text:style-name="T20"> commit (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c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-o </text:span><text:span text:style-name="T5">folder_name</text:span></text:p>
          </table:table-cell>
          <table:table-cell table:style-name="ce56" table:number-columns-repeated="2"/>
          <table:table-cell table:style-name="ce28" office:value-type="string">
            <text:p><text:span text:style-name="T20">Create formatted patch files and save to named </text:span>folder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stdout &gt; </text:span><text:span text:style-name="T5">new_filepath/filename.patch</text:span></text:p>
          </table:table-cell>
          <table:table-cell table:style-name="ce2" table:number-columns-repeated="2"/>
          <table:table-cell table:style-name="ce14" office:value-type="string">
            <text:p><text:span text:style-name="T20">Save formatted patches to a </text:span>single file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am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am]</text:p>
          </table:table-cell>
          <table:table-cell table:style-name="ce27" office:value-type="string">
            <text:p>Import Formated Pat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m]</text:p>
          </table:table-cell>
          <table:table-cell table:style-name="ce14" office:value-type="string">
            <text:p>+</text:p>
          </table:table-cell>
          <table:table-cell table:style-name="ce49" office:value-type="string">
            <text:p>filepath/filename.patch</text:p>
          </table:table-cell>
          <table:table-cell table:style-name="ce56" table:number-columns-repeated="2"/>
          <table:table-cell table:style-name="ce28" office:value-type="string">
            <text:p>Import<text:span text:style-name="T20"> a formatted patch fil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m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filepath/*.patch</text:p>
          </table:table-cell>
          <table:table-cell table:style-name="ce2" table:number-columns-repeated="2"/>
          <table:table-cell table:style-name="ce14" office:value-type="string">
            <text:p><text:span text:style-name="T20">Import a formatted patch </text:span>files in folder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m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skip</text:p>
          </table:table-cell>
          <table:table-cell table:style-name="ce2" table:number-columns-repeated="2"/>
          <table:table-cell table:style-name="ce14" office:value-type="string">
            <text:p>Abort<text:span text:style-name="T20"> a formatted patch import after conflic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am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quit</text:p>
          </table:table-cell>
          <table:table-cell table:style-name="ce2" table:number-columns-repeated="2"/>
          <table:table-cell table:style-name="ce14" office:value-type="string">
            <text:p>Quit<text:span text:style-name="T20"> a formatted patch import after conflict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stash </text:span><text:span text:style-name="T15">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s]</text:p>
          </table:table-cell>
          <table:table-cell table:style-name="ce27" office:value-type="string">
            <text:p>Stas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save "</text:span><text:span text:style-name="T4">message</text:span><text:span text:style-name="T3">"</text:span></text:p>
          </table:table-cell>
          <table:table-cell table:style-name="ce56" table:number-columns-repeated="2"/>
          <table:table-cell table:style-name="ce28" office:value-type="string">
            <text:p><text:span text:style-name="T20">Stash the current work changes with </text:span><text:span text:style-name="T21">mess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save -u "</text:span><text:span text:style-name="T4">message</text:span><text:span text:style-name="T3">"</text:span></text:p>
          </table:table-cell>
          <table:table-cell table:style-name="ce2" table:number-columns-repeated="2"/>
          <table:table-cell table:style-name="ce14" office:value-type="string">
            <text:p><text:span text:style-name="T20">Stash </text:span>untracked<text:span text:style-name="T20"> file changes with </text:span><text:span text:style-name="T21">mess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list</text:p>
          </table:table-cell>
          <table:table-cell table:style-name="ce2" table:number-columns-repeated="2"/>
          <table:table-cell table:style-name="ce14" office:value-type="string">
            <text:p><text:span text:style-name="T20">View all </text:span>stas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show stash@{</text:span><text:span text:style-name="T4">index</text:span><text:span text:style-name="T3">}</text:span></text:p>
          </table:table-cell>
          <table:table-cell table:style-name="ce2" table:number-columns-repeated="2"/>
          <table:table-cell table:style-name="ce14" office:value-type="string">
            <text:p><text:span text:style-name="T20">View a specific </text:span>stas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show (-p </text:span><text:span text:style-name="T8">OR</text:span><text:span text:style-name="T3"> --patch) stash@{</text:span><text:span text:style-name="T4">index</text:span><text:span text:style-name="T3">}</text:span></text:p>
          </table:table-cell>
          <table:table-cell table:style-name="ce2" table:number-columns-repeated="2"/>
          <table:table-cell table:style-name="ce14" office:value-type="string">
            <text:p><text:span text:style-name="T20">View a </text:span>patch<text:span text:style-name="T20"> of a specific stas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pop</text:p>
          </table:table-cell>
          <table:table-cell table:style-name="ce2" table:number-columns-repeated="2"/>
          <table:table-cell table:style-name="ce14" office:value-type="string">
            <text:p><text:span text:style-name="T20">Retrieve </text:span>newest<text:span text:style-name="T20"> stash to the work file of current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pop stash@{</text:span><text:span text:style-name="T4">index</text:span><text:span text:style-name="T3">}</text:span></text:p>
          </table:table-cell>
          <table:table-cell table:style-name="ce2" table:number-columns-repeated="2"/>
          <table:table-cell table:style-name="ce14" office:value-type="string">
            <text:p><text:span text:style-name="T20">Retrieve a stash to the work file of </text:span>current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apply</text:p>
          </table:table-cell>
          <table:table-cell table:style-name="ce2" table:number-columns-repeated="2"/>
          <table:table-cell table:style-name="ce14" office:value-type="string">
            <text:p>Apply<text:span text:style-name="T20"> all stashes to work file of current branch and remains stashed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pply stash@{</text:span><text:span text:style-name="T4">index</text:span><text:span text:style-name="T3">}</text:span></text:p>
          </table:table-cell>
          <table:table-cell table:style-name="ce2" table:number-columns-repeated="2"/>
          <table:table-cell table:style-name="ce14" office:value-type="string">
            <text:p><text:span text:style-name="T20">Apply a stash to work file of </text:span>current<text:span text:style-name="T20"> branch and remains stashed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3" office:value-type="string">
            <text:p>clear</text:p>
          </table:table-cell>
          <table:table-cell table:style-name="ce2" table:number-columns-repeated="2"/>
          <table:table-cell table:style-name="ce14" office:value-type="string">
            <text:p>Clears<text:span text:style-name="T20"> all stashe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drop</text:span><text:span text:style-name="T3"> stash@{</text:span><text:span text:style-name="T4">index</text:span><text:span text:style-name="T3">}</text:span></text:p>
          </table:table-cell>
          <table:table-cell table:style-name="ce2" table:number-columns-repeated="2"/>
          <table:table-cell table:style-name="ce14" office:value-type="string">
            <text:p>Delete<text:span text:style-name="T20"> a specific stash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tag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t]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14" office:value-type="string">
            <text:p>[t]</text:p>
          </table:table-cell>
          <table:table-cell table:style-name="ce14" office:value-type="string">
            <text:p>+</text:p>
          </table:table-cell>
          <table:table-cell table:style-name="ce50" office:value-type="string">
            <text:p>tag_string SHA</text:p>
          </table:table-cell>
          <table:table-cell table:style-name="ce56" table:number-columns-repeated="2"/>
          <table:table-cell table:style-name="ce28" office:value-type="string">
            <text:p><text:span text:style-name="T20">Assign a '</text:span>lightweight<text:span text:style-name="T20">' tag (</text:span><text:span text:style-name="T21">tag_string</text:span><text:span text:style-name="T20">) to a commit </text:span><text:span text:style-name="T21">SHA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a </text:span><text:span text:style-name="T5">tag_string </text:span><text:span text:style-name="T3">-m "</text:span><text:span text:style-name="T5">message</text:span><text:span text:style-name="T3">"</text:span><text:span text:style-name="T5"> SHA</text:span></text:p>
          </table:table-cell>
          <table:table-cell table:style-name="ce2" table:number-columns-repeated="2"/>
          <table:table-cell table:style-name="ce14" office:value-type="string">
            <text:p><text:span text:style-name="T20">Assign an '</text:span>annotated<text:span text:style-name="T20">' tag (</text:span><text:span text:style-name="T21">tag_string</text:span><text:span text:style-name="T20">) to a commit </text:span><text:span text:style-name="T21">SHA</text:span><text:span text:style-name="T20"> with a </text:span><text:span text:style-name="T21">mess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am "</text:span><text:span text:style-name="T5">message</text:span><text:span text:style-name="T3">" </text:span><text:span text:style-name="T5">tag_string SHA</text:span></text:p>
          </table:table-cell>
          <table:table-cell table:style-name="ce2" table:number-columns-repeated="2"/>
          <table:table-cell table:style-name="ce14" office:value-type="string">
            <text:p><text:span text:style-name="T20">Assign an '</text:span>annotated<text:span text:style-name="T20">' tag (</text:span><text:span text:style-name="T21">tag_string</text:span><text:span text:style-name="T20">) to a commit </text:span><text:span text:style-name="T21">SHA</text:span><text:span text:style-name="T20"> with a </text:span><text:span text:style-name="T21">messag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</text:span><text:span text:style-name="T13">-d</text:span><text:span text:style-name="T3"> </text:span><text:span text:style-name="T8">OR</text:span><text:span text:style-name="T3"> </text:span><text:span text:style-name="T13">--delete</text:span><text:span text:style-name="T3">) </text:span><text:span text:style-name="T5">tag_string</text:span></text:p>
          </table:table-cell>
          <table:table-cell table:style-name="ce2" table:number-columns-repeated="2"/>
          <table:table-cell table:style-name="ce14" office:value-type="string">
            <text:p>Delete<text:span text:style-name="T20"> a tag (</text:span><text:span text:style-name="T21">tag_string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]</text:p>
          </table:table-cell>
          <table:table-cell table:style-name="ce14" office:value-type="string">
            <text:p>+</text:p>
          </table:table-cell>
          <table:table-cell table:style-name="ce27" office:value-type="string">
            <text:p><text:span text:style-name="T3">(-l </text:span><text:span text:style-name="T8">OR</text:span><text:span text:style-name="T3"> --list) </text:span><text:span text:style-name="T15">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tl]</text:p>
          </table:table-cell>
          <table:table-cell table:style-name="ce27" office:value-type="string">
            <text:p>List<text:span text:style-name="T20"> tag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l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"</text:span><text:span text:style-name="T5">string_search*</text:span><text:span text:style-name="T3">"</text:span></text:p>
          </table:table-cell>
          <table:table-cell table:style-name="ce56" table:number-columns-repeated="2"/>
          <table:table-cell table:style-name="ce28" office:value-type="string">
            <text:p>Search<text:span text:style-name="T20"> tags (wildcard </text:span><text:span text:style-name="T26">*</text:span><text:span text:style-name="T20"> can be use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n</text:p>
          </table:table-cell>
          <table:table-cell table:style-name="ce2" table:number-columns-repeated="2"/>
          <table:table-cell table:style-name="ce14" office:value-type="string">
            <text:p><text:span text:style-name="T20">List 1st </text:span>line<text:span text:style-name="T20"> of annotation with tag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tl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n</text:span><text:span text:style-name="T5">interger</text:span></text:p>
          </table:table-cell>
          <table:table-cell table:style-name="ce2" table:number-columns-repeated="2"/>
          <table:table-cell table:style-name="ce14" office:value-type="string">
            <text:p><text:span text:style-name="T20">List notation with tags starting from a </text:span>line<text:span text:style-name="T20"> (</text:span><text:span text:style-name="T21">integer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Restore, Switch, Reset and Rever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revert </text:span><text:span text:style-name="T4">SHA</text:span></text:p>
          </table:table-cell>
          <table:table-cell table:style-name="ce10" table:number-columns-repeated="2"/>
          <table:table-cell table:style-name="ce21" office:value-type="string">
            <text:p>Revert<text:span text:style-name="T20"> changes of a commit (</text:span><text:span text:style-name="T21">SHA</text:span><text:span text:style-name="T20">) and opens the editor. results in 2nd commi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</text:span><text:span text:style-name="T13">clean -f</text:span></text:p>
          </table:table-cell>
          <table:table-cell table:style-name="ce2" table:number-columns-repeated="2"/>
          <table:table-cell table:style-name="ce14" office:value-type="string">
            <text:p><text:span text:style-name="T20">Remove </text:span>untracked<text:span text:style-name="T24"> </text:span><text:span text:style-name="T20">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clean -n</text:p>
          </table:table-cell>
          <table:table-cell table:style-name="ce2" table:number-columns-repeated="2"/>
          <table:table-cell table:style-name="ce14" office:value-type="string">
            <text:p><text:span text:style-name="T20">Preview removal of </text:span>untracked<text:span text:style-name="T20"> 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</text:span><text:span text:style-name="T13">clean </text:span><text:span text:style-name="T3">(</text:span><text:span text:style-name="T13">-d -f </text:span><text:span text:style-name="T8">OR</text:span><text:span text:style-name="T13"> -df</text:span><text:span text:style-name="T3">)</text:span></text:p>
          </table:table-cell>
          <table:table-cell table:style-name="ce2" table:number-columns-repeated="2"/>
          <table:table-cell table:style-name="ce14" office:value-type="string">
            <text:p><text:span text:style-name="T20">Remove </text:span>untracked<text:span text:style-name="T20"> directories and 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lean (-d -n </text:span><text:span text:style-name="T8">OR</text:span><text:span text:style-name="T3"> -dn)</text:span></text:p>
          </table:table-cell>
          <table:table-cell table:style-name="ce2" table:number-columns-repeated="2"/>
          <table:table-cell table:style-name="ce14" office:value-type="string">
            <text:p><text:span text:style-name="T20">Preview removal of </text:span>untracked<text:span text:style-name="T20"> directories and files from project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estore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rt]</text:p>
          </table:table-cell>
          <table:table-cell table:style-name="ce14" office:value-type="string">
            <text:p><text:span text:style-name="T20">Restore file changes from </text:span>work file<text:span text:style-name="T20"> to </text:span>original stat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restore --staged </text:span><text:span text:style-name="T4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rg]</text:p>
          </table:table-cell>
          <table:table-cell table:style-name="ce27" office:value-type="string">
            <text:p><text:span text:style-name="T20">Restore file changes from </text:span>staging<text:span text:style-name="T20"> back to </text:span>work fil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32" office:value-type="string">
            <text:p><text:span text:style-name="T4">filepath/filename </text:span><text:span text:style-name="T15">filepath/filename</text:span></text:p>
          </table:table-cell>
          <table:table-cell table:style-name="ce56" table:number-columns-repeated="2"/>
          <table:table-cell table:style-name="ce28" office:value-type="string">
            <text:p><text:span text:style-name="T20">Specific </text:span>files<text:span text:style-name="T20"> change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4">string</text:span><text:span text:style-name="T6">*</text:span></text:p>
          </table:table-cell>
          <table:table-cell table:style-name="ce2" table:number-columns-repeated="2"/>
          <table:table-cell table:style-name="ce14" office:value-type="string">
            <text:p><text:span text:style-name="T20">Specific files changes using </text:span>wildcard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. </text:span><text:span text:style-name="T8">OR</text:span><text:span text:style-name="T3"> -A </text:span><text:span text:style-name="T8">OR</text:span><text:span text:style-name="T3"> --all</text:span></text:p>
          </table:table-cell>
          <table:table-cell table:style-name="ce2" table:number-columns-repeated="2"/>
          <table:table-cell table:style-name="ce14" office:value-type="string">
            <text:p>All<text:span text:style-name="T20"> files changes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restore --source </text:span><text:span text:style-name="T4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rc]</text:p>
          </table:table-cell>
          <table:table-cell table:style-name="ce27" office:value-type="string">
            <text:p>Restore from comm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c]</text:p>
          </table:table-cell>
          <table:table-cell table:style-name="ce14" office:value-type="string">
            <text:p>+</text:p>
          </table:table-cell>
          <table:table-cell table:style-name="ce50" office:value-type="string">
            <text:p>SHA filepath/filename</text:p>
          </table:table-cell>
          <table:table-cell table:style-name="ce56" table:number-columns-repeated="2"/>
          <table:table-cell table:style-name="ce28" office:value-type="string">
            <text:p><text:span text:style-name="T20">Restore file changes from </text:span>another commit<text:span text:style-name="T20"> (</text:span><text:span text:style-name="T21">SHA</text:span><text:span text:style-name="T20">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c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main</text:span><text:span text:style-name="T3">-2 </text:span><text:span text:style-name="T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Restore file changes from a commit </text:span>ancestry<text:span text:style-name="T20"> of </text:span><text:span text:style-name="T22">main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switch </text:span><text:span text:style-name="T4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sw]</text:p>
          </table:table-cell>
          <table:table-cell table:style-name="ce27" office:value-type="string">
            <text:p>Switch<text:span text:style-name="T20"> (replaces checkout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32" office:value-type="string">
            <text:p>branch_name</text:p>
          </table:table-cell>
          <table:table-cell table:style-name="ce56" table:number-columns-repeated="2"/>
          <table:table-cell table:style-name="ce28" office:value-type="string">
            <text:p><text:span text:style-name="T20">Move HEAD to </text:span>another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c </text:span><text:span text:style-name="T4">new_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Creates a </text:span>new branch<text:span text:style-name="T20"> and moves the HEAD to 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c </text:span><text:span text:style-name="T4">new_branch_name</text:span><text:span text:style-name="T3">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Creates a </text:span>new tracking branch<text:span text:style-name="T20"> and moves the HEAD to 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c </text:span><text:span text:style-name="T4">new_branch_name tag</text:span></text:p>
          </table:table-cell>
          <table:table-cell table:style-name="ce2" table:number-columns-repeated="2"/>
          <table:table-cell table:style-name="ce14" office:value-type="string">
            <text:p><text:span text:style-name="T20">Create and switch to a </text:span>new branch<text:span text:style-name="T20"> from a </text:span>tag referenc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detached </text:span><text:span text:style-name="T4">tree-ish</text:span></text:p>
          </table:table-cell>
          <table:table-cell table:style-name="ce2" table:number-columns-repeated="2"/>
          <table:table-cell table:style-name="ce14" office:value-type="string">
            <text:p><text:span text:style-name="T20">Create an </text:span>orphaned commit<text:span text:style-name="T20"> from a </text:span>tree-ish<text:span text:style-name="T20"> reference (detached 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discard-changes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Switch to another branch </text:span>without saving working fil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m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Switch and </text:span>merge working tre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<text:span text:style-name="T20">Move HEAD to a </text:span>patch of changes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git checkout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ch]</text:p>
          </table:table-cell>
          <table:table-cell table:style-name="ce27" office:value-type="string">
            <text:p>Checkout<text:span text:style-name="T20"> (replaced by switch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32" office:value-type="string">
            <text:p>branch_name</text:p>
          </table:table-cell>
          <table:table-cell table:style-name="ce56" table:number-columns-repeated="2"/>
          <table:table-cell table:style-name="ce28" office:value-type="string">
            <text:p><text:span text:style-name="T20">Move HEAD to </text:span>another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b </text:span><text:span text:style-name="T4">new_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Creates a </text:span>new branch<text:span text:style-name="T20"> and moves the HEAD to 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b </text:span><text:span text:style-name="T4">new_branch_name</text:span><text:span text:style-name="T3">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Creates a </text:span>new tracking<text:span text:style-name="T20"> branch and moves the HEAD to 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Checkout<text:span text:style-name="T20"> file changes from </text:span>work file<text:span text:style-name="T20"> to </text:span>original sta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 --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Restore changes from a </text:span>commit directly to current work fil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b </text:span><text:span text:style-name="T4">new_branch_name tag</text:span></text:p>
          </table:table-cell>
          <table:table-cell table:style-name="ce2" table:number-columns-repeated="2"/>
          <table:table-cell table:style-name="ce14" office:value-type="string">
            <text:p><text:span text:style-name="T20">Create and switch to a new branch from a </text:span>tag referenc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tree-ish</text:p>
          </table:table-cell>
          <table:table-cell table:style-name="ce2" table:number-columns-repeated="2"/>
          <table:table-cell table:style-name="ce14" office:value-type="string">
            <text:p><text:span text:style-name="T20">Create an </text:span>orphaned commit<text:span text:style-name="T20"> from a </text:span>tree-ish<text:span text:style-name="T20"> reference (detached 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<text:span text:style-name="T20">Move HEAD to a </text:span>patch of chang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branch</text:span><text:span text:style-name="T3">/</text:span><text:span text:style-name="T4">SHA</text:span></text:p>
          </table:table-cell>
          <table:table-cell table:style-name="ce2" table:number-columns-repeated="2"/>
          <table:table-cell table:style-name="ce14" office:value-type="string">
            <text:p><text:span text:style-name="T20">Specific </text:span>comm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HEAD~</text:span><text:span text:style-name="T4">interger</text:span></text:p>
          </table:table-cell>
          <table:table-cell table:style-name="ce2" table:number-columns-repeated="2"/>
          <table:table-cell table:style-name="ce14" office:value-type="string">
            <text:p><text:span text:style-name="T20">Commit </text:span>ancestry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root</text:p>
          </table:table-cell>
          <table:table-cell table:style-name="ce2" table:number-columns-repeated="2"/>
          <table:table-cell table:style-name="ce14" office:value-type="string">
            <text:p>All<text:span text:style-name="T20"> commits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reset </text:span><text:span text:style-name="T4">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rs]</text:p>
          </table:table-cell>
          <table:table-cell table:style-name="ce27" office:value-type="string">
            <text:p>Rese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git reset HEAD</text:p>
          </table:table-cell>
          <table:table-cell table:style-name="ce56" table:number-columns-repeated="2"/>
          <table:table-cell table:style-name="ce28" office:value-type="string">
            <text:p><text:span text:style-name="T20">Reset </text:span>file<text:span text:style-name="T20"> changes from </text:span>staging<text:span text:style-name="T20"> back to </text:span>working<text:span text:style-name="T20"> directory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HEAD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Reset </text:span>file<text:span text:style-name="T20"> changes from </text:span>commit<text:span text:style-name="T20"> back to </text:span>working<text:span text:style-name="T20"> directory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—</text:span><text:span text:style-name="T3">-soft (HEAD^ </text:span><text:span text:style-name="T8">OR</text:span><text:span text:style-name="T3"> HEAD~1)</text:span></text:p>
          </table:table-cell>
          <table:table-cell table:style-name="ce2" table:number-columns-repeated="2"/>
          <table:table-cell table:style-name="ce14" office:value-type="string">
            <text:p><text:span text:style-name="T20">Reset the last </text:span>commit history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mixed (HEAD^ </text:span><text:span text:style-name="T8">OR</text:span><text:span text:style-name="T3"> HEAD~1)</text:span></text:p>
          </table:table-cell>
          <table:table-cell table:style-name="ce2" table:number-columns-repeated="2"/>
          <table:table-cell table:style-name="ce14" office:value-type="string">
            <text:p><text:span text:style-name="T20">Reset the last </text:span>commit history <text:span text:style-name="T20">and </text:span>file<text:span text:style-name="T20"> changes to </text:span>staging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hard (HEAD^ </text:span><text:span text:style-name="T8">OR</text:span><text:span text:style-name="T3"> HEAD~1)</text:span></text:p>
          </table:table-cell>
          <table:table-cell table:style-name="ce2" table:number-columns-repeated="2"/>
          <table:table-cell table:style-name="ce14" office:value-type="string">
            <text:p><text:span text:style-name="T20">Reset the last </text:span>commit history <text:span text:style-name="T20">and </text:span>file<text:span text:style-name="T20"> changes to </text:span>working<text:span text:style-name="T20"> directory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soft </text:span><text:span text:style-name="T4">tree-ish</text:span></text:p>
          </table:table-cell>
          <table:table-cell table:style-name="ce2" table:number-columns-repeated="2"/>
          <table:table-cell table:style-name="ce14" office:value-type="string">
            <text:p><text:span text:style-name="T20">Reset the </text:span>HEAD<text:span text:style-name="T20"> to a </text:span>tree-is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mixed </text:span><text:span text:style-name="T4">tree-ish</text:span></text:p>
          </table:table-cell>
          <table:table-cell table:style-name="ce2" table:number-columns-repeated="2"/>
          <table:table-cell table:style-name="ce14" office:value-type="string">
            <text:p><text:span text:style-name="T20">Reset the HEAD to a tree-ish and </text:span>matches stag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hard </text:span><text:span text:style-name="T4">tree-ish</text:span></text:p>
          </table:table-cell>
          <table:table-cell table:style-name="ce2" table:number-columns-repeated="2"/>
          <table:table-cell table:style-name="ce14" office:value-type="string">
            <text:p><text:span text:style-name="T20">Reset the HEAD to a tree-ish and matches </text:span>stage and work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<text:span text:style-name="T20">Reset files changes for </text:span>patch<text:span text:style-name="T20"> from staging back to working directory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--hard</text:span><text:span text:style-name="T3"> </text:span><text:span text:style-name="T5">branch_name</text:span></text:p>
          </table:table-cell>
          <table:table-cell table:style-name="ce2" table:number-columns-repeated="2"/>
          <table:table-cell table:style-name="ce14" office:value-type="string">
            <text:p>Hard<text:span text:style-name="T20"> reset current state to a </text:span><text:span text:style-name="T27">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--hard</text:span><text:span text:style-name="T3"> ORIG_HEAD</text:span></text:p>
          </table:table-cell>
          <table:table-cell table:style-name="ce2" table:number-columns-repeated="2"/>
          <table:table-cell table:style-name="ce14" office:value-type="string">
            <text:p>Undo<text:span text:style-name="T20"> a simple </text:span>rebase<text:span text:style-name="T20"> where the ORIG_HEAD is unchanged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5">
          <table:table-cell table:style-name="ce2" table:number-columns-repeated="2"/>
          <table:table-cell table:style-name="ce36" office:value-type="string" table:number-columns-spanned="2" table:number-rows-spanned="1">
            <text:p>Make File Changes to Commit and Re-Commit</text:p>
          </table:table-cell>
          <table:covered-table-cell/>
          <table:table-cell table:style-name="ce25" table:number-columns-repeated="2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3"/>
          <table:table-cell table:style-name="ce55" table:number-columns-repeated="2"/>
          <table:table-cell table:style-name="ce51" office:value-type="string">
            <text:p>Resets a commit history, makes changes and re-commit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8" office:value-type="string">
            <text:p><text:span text:style-name="T3">git reset —-soft (HEAD^ </text:span><text:span text:style-name="T8">OR</text:span><text:span text:style-name="T3"> HEAD~1)</text:span></text:p>
          </table:table-cell>
          <table:table-cell table:style-name="ce56" table:number-columns-repeated="2"/>
          <table:table-cell table:style-name="ce28" office:value-type="string">
            <text:p><text:span text:style-name="T20">Reset the last </text:span>commit history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eset HEAD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<text:span text:style-name="T20">Reset </text:span><text:span text:style-name="T23">specific file</text:span><text:span text:style-name="T20"> and </text:span><text:span text:style-name="T23">remove</text:span><text:span text:style-name="T20"> from commit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commit -c ORIG_HEAD</text:p>
          </table:table-cell>
          <table:table-cell table:style-name="ce2" table:number-columns-repeated="2"/>
          <table:table-cell table:style-name="ce14" office:value-type="string">
            <text:p><text:span text:style-name="T23">Re-commit</text:span><text:span text:style-name="T20"> and open editor to change or accept </text:span><text:span text:style-name="T23">previous message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Branches and Merg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git reset HEAD</text:p>
          </table:table-cell>
          <table:table-cell table:style-name="ce21" office:value-type="string">
            <text:p>=</text:p>
          </table:table-cell>
          <table:table-cell table:style-name="ce21" office:value-type="string">
            <text:p>[rs]</text:p>
          </table:table-cell>
          <table:table-cell table:style-name="ce21" office:value-type="string">
            <text:p>Reset files changes from staging back to working directory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restore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rt]</text:p>
          </table:table-cell>
          <table:table-cell table:style-name="ce14" office:value-type="string">
            <text:p>Restore files changes from working file to original stat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estore (-S </text:span><text:span text:style-name="T8">OR</text:span><text:span text:style-name="T3"> --staged)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rg]</text:p>
          </table:table-cell>
          <table:table-cell table:style-name="ce14" office:value-type="string">
            <text:p>Restore files changes from staging back to working directory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branch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b]</text:p>
          </table:table-cell>
          <table:table-cell table:style-name="ce14" office:value-type="string">
            <text:p>Show local 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r</text:p>
          </table:table-cell>
          <table:table-cell table:style-name="ce2" table:number-columns-repeated="2"/>
          <table:table-cell table:style-name="ce14" office:value-type="string">
            <text:p>Show remote 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a</text:p>
          </table:table-cell>
          <table:table-cell table:style-name="ce2" table:number-columns-repeated="2"/>
          <table:table-cell table:style-name="ce14" office:value-type="string">
            <text:p>Show both local and remote 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new_branch_name</text:p>
          </table:table-cell>
          <table:table-cell table:style-name="ce2" table:number-columns-repeated="2"/>
          <table:table-cell table:style-name="ce14" office:value-type="string">
            <text:p>Create a new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4">new_branch_name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Create a new local branch from a remote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m </text:span><text:span text:style-name="T4">old_branch_name new_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Rename a branch. </text:span><text:span text:style-name="T28">old_branch_name</text:span><text:span text:style-name="T20"> is optional defaults to current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-d</text:span><text:span text:style-name="T3">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Delete a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-D</text:span><text:span text:style-name="T3">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force delete a branch with conflict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merged</text:p>
          </table:table-cell>
          <table:table-cell table:style-name="ce2" table:number-columns-repeated="2"/>
          <table:table-cell table:style-name="ce14" office:value-type="string">
            <text:p>Lists originating 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no-merged</text:p>
          </table:table-cell>
          <table:table-cell table:style-name="ce2" table:number-columns-repeated="2"/>
          <table:table-cell table:style-name="ce14" office:value-type="string">
            <text:p>Lists unlinked branch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b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unset-upstream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Stop tracking a remote repo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switch </text:span><text:span text:style-name="T4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sw]</text:p>
          </table:table-cell>
          <table:table-cell table:style-name="ce14" office:value-type="string">
            <text:p>Switch<text:span text:style-name="T20"> (replaces checkout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branch_name</text:p>
          </table:table-cell>
          <table:table-cell table:style-name="ce2" table:number-columns-repeated="2"/>
          <table:table-cell table:style-name="ce14" office:value-type="string">
            <text:p><text:span text:style-name="T20">Move HEAD to </text:span>another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c </text:span><text:span text:style-name="T4">new_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Creates a </text:span>new branch<text:span text:style-name="T20"> and moves the HEAD to 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c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Creates a </text:span>new tracking branch<text:span text:style-name="T20"> and moves the HEAD to it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origingit </text:p>
          </table:table-cell>
          <table:table-cell table:style-name="ce2" table:number-columns-repeated="2"/>
          <table:table-cell table:style-name="ce14" office:value-type="string">
            <text:p><text:span text:style-name="T20">Create and switch to a new branch from a </text:span><text:span text:style-name="T26">tag</text:span><text:span text:style-name="T20"> referenc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detached </text:span><text:span text:style-name="T4">tree-ish</text:span></text:p>
          </table:table-cell>
          <table:table-cell table:style-name="ce2" table:number-columns-repeated="2"/>
          <table:table-cell table:style-name="ce14" office:value-type="string">
            <text:p><text:span text:style-name="T20">Create an orphaned commit from a </text:span><text:span text:style-name="T26">tree-ish</text:span><text:span text:style-name="T20"> reference (detached 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discard-changes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Switch to another branch without saving working fil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m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Switch and merge working tre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sw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Move HEAD to a patch of changes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checkout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ch]</text:p>
          </table:table-cell>
          <table:table-cell table:style-name="ce14" office:value-type="string">
            <text:p>Checkout<text:span text:style-name="T20"> (superseded by switch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branch_name</text:p>
          </table:table-cell>
          <table:table-cell table:style-name="ce2" table:number-columns-repeated="2"/>
          <table:table-cell table:style-name="ce14" office:value-type="string">
            <text:p>Move HEAD to another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b </text:span><text:span text:style-name="T4">new_branch_name</text:span></text:p>
          </table:table-cell>
          <table:table-cell table:style-name="ce2" table:number-columns-repeated="2"/>
          <table:table-cell table:style-name="ce14" office:value-type="string">
            <text:p>Creates a new branch and moves the HEAD to 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b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Creates a new tracking branch and moves the HEAD to 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-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Checkout file changes of current branch from working file to original sta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4">SHA</text:span><text:span text:style-name="T3"> </text:span><text:span text:style-name="T16">-- </text:span><text:span text:style-name="T15">filepath/filename</text:span></text:p>
          </table:table-cell>
          <table:table-cell table:style-name="ce2" table:number-columns-repeated="2"/>
          <table:table-cell table:style-name="ce14" office:value-type="string">
            <text:p>Restore changes from a commit directly to work fil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b </text:span><text:span text:style-name="T4">new_branch_name tag</text:span></text:p>
          </table:table-cell>
          <table:table-cell table:style-name="ce2" table:number-columns-repeated="2"/>
          <table:table-cell table:style-name="ce14" office:value-type="string">
            <text:p><text:span text:style-name="T20">Create and switch to a new branch from a </text:span><text:span text:style-name="T26">tag</text:span><text:span text:style-name="T20"> referenc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tag</text:p>
          </table:table-cell>
          <table:table-cell table:style-name="ce2" table:number-columns-repeated="2"/>
          <table:table-cell table:style-name="ce14" office:value-type="string">
            <text:p><text:span text:style-name="T20">Create an orphaned commit from a </text:span><text:span text:style-name="T26">tag</text:span><text:span text:style-name="T20"> reference (detached HEAD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ch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-p </text:span><text:span text:style-name="T8">OR</text:span><text:span text:style-name="T3"> --patch)</text:span></text:p>
          </table:table-cell>
          <table:table-cell table:style-name="ce2" table:number-columns-repeated="2"/>
          <table:table-cell table:style-name="ce14" office:value-type="string">
            <text:p>Move HEAD to a patch of change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diff </text:span><text:span text:style-name="T4">branch_name branch_name</text:span></text:p>
          </table:table-cell>
          <table:table-cell table:style-name="ce2" table:number-columns-repeated="2"/>
          <table:table-cell table:style-name="ce14" office:value-type="string">
            <text:p>Compare differences between 2 branche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diff </text:span><text:span text:style-name="T4">branch_name</text:span><text:span text:style-name="T3">..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Compare differences in a range of branches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</text:span><text:span text:style-name="T13">merge</text:span><text:span text:style-name="T3">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Merge </text:span><text:span text:style-name="T28">branch_name</text:span><text:span text:style-name="T20"> back in to current branch</text:span></text:p>
          </table:table-cell>
          <table:table-cell table:number-columns-repeated="1018"/>
        </table:table-row>
        <table:table-row table:style-name="ro2" table:number-rows-repeated="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revert </text:span><text:span text:style-name="T4">SHA</text:span></text:p>
          </table:table-cell>
          <table:table-cell table:style-name="ce2" table:number-columns-repeated="2"/>
          <table:table-cell table:style-name="ce14" office:value-type="string">
            <text:p>Reverse the changes made in the commi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4">filename </text:span><text:span text:style-name="T15">filename</text:span></text:p>
          </table:table-cell>
          <table:table-cell table:style-name="ce2" table:number-columns-repeated="2"/>
          <table:table-cell table:style-name="ce14" office:value-type="string">
            <text:p>Specific files chang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29" office:value-type="string">
            <text:p><text:span text:style-name="T4">filename string</text:span><text:span text:style-name="T6">*</text:span></text:p>
          </table:table-cell>
          <table:table-cell table:style-name="ce2" table:number-columns-repeated="2"/>
          <table:table-cell table:style-name="ce14" office:value-type="string">
            <text:p>Specific files changes using wildcard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. </text:span><text:span text:style-name="T17">OR</text:span><text:span text:style-name="T3"> -A </text:span><text:span text:style-name="T17">OR</text:span><text:span text:style-name="T3"> --all</text:span></text:p>
          </table:table-cell>
          <table:table-cell table:style-name="ce2" table:number-columns-repeated="2"/>
          <table:table-cell table:style-name="ce14" office:value-type="string">
            <text:p>All files changes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Repo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51" office:value-type="string">
            <text:p><text:span text:style-name="T3">git remote </text:span><text:span text:style-name="T15">option</text:span></text:p>
          </table:table-cell>
          <table:table-cell table:style-name="ce51" office:value-type="string">
            <text:p>=</text:p>
          </table:table-cell>
          <table:table-cell table:style-name="ce51" office:value-type="string">
            <text:p>[r]</text:p>
          </table:table-cell>
          <table:table-cell table:style-name="ce51" office:value-type="string">
            <text:p>Show all remot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-v</text:p>
          </table:table-cell>
          <table:table-cell table:style-name="ce56" table:number-columns-repeated="2"/>
          <table:table-cell table:style-name="ce28" office:value-type="string">
            <text:p><text:span text:style-name="T20">Show </text:span>more information<text:span text:style-name="T20"> of all remotes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add </text:span><text:span text:style-name="T7">origin</text:span><text:span text:style-name="T3"> </text:span><text:span text:style-name="T4">remote_url</text:span></text:p>
          </table:table-cell>
          <table:table-cell table:style-name="ce2" table:number-columns-repeated="2"/>
          <table:table-cell table:style-name="ce14" office:value-type="string">
            <text:p>Push<text:span text:style-name="T20"> a new remote branch named </text:span><text:span text:style-name="T29">origin</text:span><text:span text:style-name="T20"> (convention) to an </text:span>empty repo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remove </text:span><text:span text:style-name="T5">remote_branch_name</text:span></text:p>
          </table:table-cell>
          <table:table-cell table:style-name="ce2" table:number-columns-repeated="2"/>
          <table:table-cell table:style-name="ce14" office:value-type="string">
            <text:p>Remove<text:span text:style-name="T20"> (delete) a local record of a remote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rename </text:span><text:span text:style-name="T5">old_remote_branch_name new_remote_branch_name</text:span></text:p>
          </table:table-cell>
          <table:table-cell table:style-name="ce2" table:number-columns-repeated="2"/>
          <table:table-cell table:style-name="ce14" office:value-type="string">
            <text:p>Rename<text:span text:style-name="T20"> a remote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3">set-url</text:span><text:span text:style-name="T7"> origin</text:span><text:span text:style-name="T5"> remote_url</text:span></text:p>
          </table:table-cell>
          <table:table-cell table:style-name="ce2" table:number-columns-repeated="2"/>
          <table:table-cell table:style-name="ce14" office:value-type="string">
            <text:p><text:span text:style-name="T20">Update a </text:span>repo URL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]</text:p>
          </table:table-cell>
          <table:table-cell table:style-name="ce14" office:value-type="string">
            <text:p>+</text:p>
          </table:table-cell>
          <table:table-cell table:style-name="ce27" office:value-type="string">
            <text:p><text:span text:style-name="T3">prune </text:span><text:span text:style-name="T15">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pr]</text:p>
          </table:table-cell>
          <table:table-cell table:style-name="ce27" office:value-type="string">
            <text:p>Remove (delete) an orphaned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r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(-n OR --dry-run)</text:p>
          </table:table-cell>
          <table:table-cell table:style-name="ce56" table:number-columns-repeated="2"/>
          <table:table-cell table:style-name="ce28" office:value-type="string">
            <text:p>Preview<text:span text:style-name="T20"> removal of an orphaned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r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(-v OR --verbose)</text:p>
          </table:table-cell>
          <table:table-cell table:style-name="ce2" table:number-columns-repeated="2"/>
          <table:table-cell table:style-name="ce14" office:value-type="string">
            <text:p><text:span text:style-name="T20">Remove (delete) an orphaned branch with </text:span>detailed readout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git push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p]</text:p>
          </table:table-cell>
          <table:table-cell table:style-name="ce27" office:value-type="string">
            <text:p>Push changes to remo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49" office:value-type="string">
            <text:p><text:span text:style-name="T7">origin</text:span><text:span text:style-name="T6"> </text:span><text:span text:style-name="T4">branch_name</text:span></text:p>
          </table:table-cell>
          <table:table-cell table:style-name="ce56" table:number-columns-repeated="2"/>
          <table:table-cell table:style-name="ce28" office:value-type="string">
            <text:p>Push changes to remote but not track remo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7">origin</text:span><text:span text:style-name="T6"> </text:span><text:span text:style-name="T4">tag</text:span></text:p>
          </table:table-cell>
          <table:table-cell table:style-name="ce2" table:number-columns-repeated="2"/>
          <table:table-cell table:style-name="ce14" office:value-type="string">
            <text:p>Push a tag to the remo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7">origin</text:span><text:span text:style-name="T3"> --tags</text:span></text:p>
          </table:table-cell>
          <table:table-cell table:style-name="ce2" table:number-columns-repeated="2"/>
          <table:table-cell table:style-name="ce14" office:value-type="string">
            <text:p>Push all tags to the remo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</text:span><text:span text:style-name="T13">-d</text:span><text:span text:style-name="T18"> </text:span><text:span text:style-name="T8">OR</text:span><text:span text:style-name="T18"> </text:span><text:span text:style-name="T13">--delete) </text:span><text:span text:style-name="T7">origin</text:span><text:span text:style-name="T13"> </text:span><text:span text:style-name="T4">tag</text:span></text:p>
          </table:table-cell>
          <table:table-cell table:style-name="ce2" table:number-columns-repeated="2"/>
          <table:table-cell table:style-name="ce14" office:value-type="string">
            <text:p>Delete a remote tag (not local tag)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origin </text:span><text:span text:style-name="T13">:</text:span><text:span text:style-name="T4">tag</text:span></text:p>
          </table:table-cell>
          <table:table-cell table:style-name="ce2" table:number-columns-repeated="2"/>
          <table:table-cell table:style-name="ce14" office:value-type="string">
            <text:p>Delete a remote tag (not local tag)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u </text:span><text:span text:style-name="T7">origin</text:span><text:span text:style-name="T6">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30">Push</text:span><text:span text:style-name="T20"> changes to </text:span><text:span text:style-name="T30">remote</text:span><text:span text:style-name="T20"> and </text:span><text:span text:style-name="T30">track</text:span><text:span text:style-name="T20"> remote from </text:span><text:span text:style-name="T30">now on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-u </text:span><text:span text:style-name="T7">origin</text:span><text:span text:style-name="T3">/</text:span><text:span text:style-name="T4">branch_name branch_name</text:span></text:p>
          </table:table-cell>
          <table:table-cell table:style-name="ce2" table:number-columns-repeated="2"/>
          <table:table-cell table:style-name="ce14" office:value-type="string">
            <text:p>Push changes to remote and track remote from now on after initial pus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all</text:p>
          </table:table-cell>
          <table:table-cell table:style-name="ce2" table:number-columns-repeated="2"/>
          <table:table-cell table:style-name="ce14" office:value-type="string">
            <text:p>Push all changes to remo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</text:span><text:span text:style-name="T13">-f</text:span><text:span text:style-name="T3"> </text:span><text:span text:style-name="T8">OR</text:span><text:span text:style-name="T3"> </text:span><text:span text:style-name="T13">--force</text:span><text:span text:style-name="T3">)</text:span></text:p>
          </table:table-cell>
          <table:table-cell table:style-name="ce2" table:number-columns-repeated="2"/>
          <table:table-cell table:style-name="ce14" office:value-type="string">
            <text:p>Force push all changes to remot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origin </text:span><text:span text:style-name="T3">(</text:span><text:span text:style-name="T13">-d</text:span><text:span text:style-name="T18"> </text:span><text:span text:style-name="T8">OR</text:span><text:span text:style-name="T18"> </text:span><text:span text:style-name="T13">--delete)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Delete a remote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7">origin </text:span><text:span text:style-name="T13">: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Delete a remote branch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lone </text:span><text:span text:style-name="T4">remote_url</text:span></text:p>
          </table:table-cell>
          <table:table-cell table:style-name="ce2" table:number-columns-repeated="2"/>
          <table:table-cell table:style-name="ce14" office:value-type="string">
            <text:p>Clone a remote repo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branch -r</text:p>
          </table:table-cell>
          <table:table-cell table:style-name="ce2" table:number-columns-repeated="2"/>
          <table:table-cell table:style-name="ce14" office:value-type="string">
            <text:p>Show remote branche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branch -a</text:p>
          </table:table-cell>
          <table:table-cell table:style-name="ce2" table:number-columns-repeated="2"/>
          <table:table-cell table:style-name="ce14" office:value-type="string">
            <text:p>Show both local and remote branches</text:p>
          </table:table-cell>
          <table:table-cell table:number-columns-repeated="1018"/>
        </table:table-row>
        <table:table-row table:style-name="ro3">
          <table:table-cell table:style-name="ce2" table:number-columns-repeated="2"/>
          <table:table-cell table:style-name="ce33" office:value-type="string">
            <text:p><text:span text:style-name="T3">git branch --set-upstream-to=</text:span><text:span text:style-name="T7">origin</text:span><text:span text:style-name="T3">/</text:span><text:span text:style-name="T4">branch_name branch_name</text:span></text:p>
          </table:table-cell>
          <table:table-cell table:style-name="ce2" table:number-columns-repeated="2"/>
          <table:table-cell table:style-name="ce66" office:value-type="string">
            <text:p>Start tracking a remote repo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branch --unset-upstream 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Stop tracking a remote repo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9" office:value-type="string">
            <text:p><text:span text:style-name="T3">git branch </text:span><text:span text:style-name="T4">new_branch_name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Create a new local branch from a remote branch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heckout -b </text:span><text:span text:style-name="T4">new_branch_name</text:span><text:span text:style-name="T3"> </text:span><text:span text:style-name="T7">origin</text:span><text:span text:style-name="T3">/</text:span><text:span text:style-name="T4">branch_name</text:span></text:p>
          </table:table-cell>
          <table:table-cell table:style-name="ce2" table:number-columns-repeated="2"/>
          <table:table-cell table:style-name="ce14" office:value-type="string">
            <text:p>Creates a new tracking branch and moves the HEAD to it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fetch</text:p>
          </table:table-cell>
          <table:table-cell table:style-name="ce2" table:number-columns-repeated="2"/>
          <table:table-cell table:style-name="ce14" office:value-type="string">
            <text:p><text:span text:style-name="T20">Fetches changes from remote to </text:span><text:span text:style-name="T29">origin</text:span><text:span text:style-name="T20"> but not tracking branche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fetch --tags</text:p>
          </table:table-cell>
          <table:table-cell table:style-name="ce2" table:number-columns-repeated="2"/>
          <table:table-cell table:style-name="ce14" office:value-type="string">
            <text:p>Fetches changes from remote that are tagged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fetch --all</text:p>
          </table:table-cell>
          <table:table-cell table:style-name="ce2" table:number-columns-repeated="2"/>
          <table:table-cell table:style-name="ce14" office:value-type="string">
            <text:p><text:span text:style-name="T20">Fetches changes from remote to </text:span><text:span text:style-name="T29">origin</text:span><text:span text:style-name="T20"> but not tracking branche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fetch (</text:span><text:span text:style-name="T13">-p</text:span><text:span text:style-name="T3"> </text:span><text:span text:style-name="T8">OR</text:span><text:span text:style-name="T3"> </text:span><text:span text:style-name="T13">--prune</text:span><text:span text:style-name="T3">)</text:span></text:p>
          </table:table-cell>
          <table:table-cell table:style-name="ce2" table:number-columns-repeated="2"/>
          <table:table-cell table:style-name="ce14" office:value-type="string">
            <text:p><text:span text:style-name="T20">Fetches changes from remote to </text:span><text:span text:style-name="T29">origin</text:span><text:span text:style-name="T20"> and prunes any orphaned branches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pull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pu]</text:p>
          </table:table-cell>
          <table:table-cell table:style-name="ce14" office:value-type="string">
            <text:p>Fetch and merge combined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u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all</text:p>
          </table:table-cell>
          <table:table-cell table:style-name="ce2" table:number-columns-repeated="2"/>
          <table:table-cell table:style-name="ce14" office:value-type="string">
            <text:p>Fetch and merge combined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u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(</text:span><text:span text:style-name="T13">-r</text:span><text:span text:style-name="T3"> </text:span><text:span text:style-name="T8">OR</text:span><text:span text:style-name="T3"> </text:span><text:span text:style-name="T13">--rebase</text:span><text:span text:style-name="T3">)</text:span></text:p>
          </table:table-cell>
          <table:table-cell table:style-name="ce2" table:number-columns-repeated="2"/>
          <table:table-cell table:style-name="ce14" office:value-type="string">
            <text:p>fetch from a remote and rebase local chang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u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--rebase</text:span><text:span text:style-name="T3">=preserve</text:span></text:p>
          </table:table-cell>
          <table:table-cell table:style-name="ce2" table:number-columns-repeated="2"/>
          <table:table-cell table:style-name="ce14" office:value-type="string">
            <text:p>fetch and rebase but preserve local commits on the branch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u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13">--rebase</text:span><text:span text:style-name="T3">=interactive</text:span></text:p>
          </table:table-cell>
          <table:table-cell table:style-name="ce2" table:number-columns-repeated="2"/>
          <table:table-cell table:style-name="ce14" office:value-type="string">
            <text:p>fetch and rebase in interactive mode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5">
          <table:table-cell table:style-name="ce2" table:number-columns-repeated="2"/>
          <table:table-cell table:style-name="ce22" office:value-type="string">
            <text:p>Push a Local Git Instance to an Empty Repo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52" table:number-columns-repeated="3"/>
          <table:table-cell table:style-name="ce72" office:value-type="string">
            <text:p>From the main branch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0"/>
          <table:table-cell table:style-name="ce53" office:value-type="string">
            <text:p><text:span text:style-name="T3">git remote add </text:span><text:span text:style-name="T7">origin</text:span><text:span text:style-name="T3"> </text:span><text:span text:style-name="T4">remote_url</text:span></text:p>
          </table:table-cell>
          <table:table-cell table:style-name="ce62" table:number-columns-repeated="2"/>
          <table:table-cell table:style-name="ce14" office:value-type="string">
            <text:p>Push<text:span text:style-name="T20"> a new remote branch named </text:span><text:span text:style-name="T29">origin</text:span><text:span text:style-name="T20"> (convention) to an </text:span>empty repo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push -u </text:span><text:span text:style-name="T7">origin</text:span><text:span text:style-name="T6"> </text:span><text:span text:style-name="T4">main</text:span></text:p>
          </table:table-cell>
          <table:table-cell table:style-name="ce2" table:number-columns-repeated="2"/>
          <table:table-cell table:style-name="ce14" office:value-type="string">
            <text:p><text:span text:style-name="T23">Push</text:span><text:span text:style-name="T20"> changes to </text:span><text:span text:style-name="T23">remote</text:span><text:span text:style-name="T20"> and </text:span><text:span text:style-name="T23">track</text:span><text:span text:style-name="T20"> remote from </text:span><text:span text:style-name="T23">now on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5">
          <table:table-cell table:style-name="ce2" table:number-columns-repeated="2"/>
          <table:table-cell table:style-name="ce22" office:value-type="string">
            <text:p>Merge Pull Request</text:p>
          </table:table-cell>
          <table:table-cell table:style-name="ce25" table:number-columns-repeated="3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52" table:number-columns-repeated="3"/>
          <table:table-cell table:style-name="ce73" office:value-type="string">
            <text:p>From within the pull request branch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54" office:value-type="string">
            <text:p><text:span text:style-name="T3">git pull </text:span><text:span text:style-name="T7">origin</text:span><text:span text:style-name="T3"> </text:span><text:span text:style-name="T4">main-branch</text:span></text:p>
          </table:table-cell>
          <table:table-cell table:style-name="ce62" table:number-columns-repeated="2"/>
          <table:table-cell table:style-name="ce74" office:value-type="string">
            <text:p><text:span text:style-name="T23">fetch and update</text:span><text:span text:style-name="T20"> local commits from the </text:span><text:span text:style-name="T23">main branch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switch </text:span><text:span text:style-name="T4">main-branch</text:span></text:p>
          </table:table-cell>
          <table:table-cell table:style-name="ce2" table:number-columns-repeated="2"/>
          <table:table-cell table:style-name="ce14" office:value-type="string">
            <text:p><text:span text:style-name="T23">Switch</text:span><text:span text:style-name="T20"> to the </text:span><text:span text:style-name="T23">main branch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</text:span><text:span text:style-name="T19">merge</text:span><text:span text:style-name="T3"> </text:span><text:span text:style-name="T4">pull_request_branch</text:span></text:p>
          </table:table-cell>
          <table:table-cell table:style-name="ce2" table:number-columns-repeated="2"/>
          <table:table-cell table:style-name="ce14" office:value-type="string">
            <text:p><text:span text:style-name="T23">Merge</text:span><text:span text:style-name="T20"> the </text:span><text:span text:style-name="T23">pull request branch</text:span><text:span text:style-name="T20"> with the </text:span><text:span text:style-name="T23">main branch</text:span>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push -u </text:span><text:span text:style-name="T7">origin</text:span><text:span text:style-name="T3"> </text:span><text:span text:style-name="T4">main-branch</text:span></text:p>
          </table:table-cell>
          <table:table-cell table:style-name="ce2" table:number-columns-repeated="2"/>
          <table:table-cell table:style-name="ce14" office:value-type="string">
            <text:p><text:span text:style-name="T23">Push</text:span><text:span text:style-name="T20"> the merge up to the </text:span><text:span text:style-name="T23">remote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Interactive Staging and Sharing of Fil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add (-i </text:span><text:span text:style-name="T8">OR</text:span><text:span text:style-name="T3"> --interactive)</text:span></text:p>
          </table:table-cell>
          <table:table-cell table:style-name="ce21" office:value-type="string">
            <text:p>=</text:p>
          </table:table-cell>
          <table:table-cell table:style-name="ce21" office:value-type="string">
            <text:p>[i]</text:p>
          </table:table-cell>
          <table:table-cell table:style-name="ce21" office:value-type="string">
            <text:p>Enter interactive mod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1 </text:span><text:span text:style-name="T8">OR</text:span><text:span text:style-name="T3"> s</text:span></text:p>
          </table:table-cell>
          <table:table-cell table:style-name="ce2" table:number-columns-repeated="2"/>
          <table:table-cell table:style-name="ce14" office:value-type="string">
            <text:p>Statu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2 </text:span><text:span text:style-name="T8">OR</text:span><text:span text:style-name="T3"> u</text:span></text:p>
          </table:table-cell>
          <table:table-cell table:style-name="ce2" table:number-columns-repeated="2"/>
          <table:table-cell table:style-name="ce14" office:value-type="string">
            <text:p>Updat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3 </text:span><text:span text:style-name="T8">OR</text:span><text:span text:style-name="T3"> r</text:span></text:p>
          </table:table-cell>
          <table:table-cell table:style-name="ce2" table:number-columns-repeated="2"/>
          <table:table-cell table:style-name="ce14" office:value-type="string">
            <text:p>Revert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4 </text:span><text:span text:style-name="T8">OR</text:span><text:span text:style-name="T3"> a</text:span></text:p>
          </table:table-cell>
          <table:table-cell table:style-name="ce2" table:number-columns-repeated="2"/>
          <table:table-cell table:style-name="ce14" office:value-type="string">
            <text:p>Add untracked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5 </text:span><text:span text:style-name="T8">OR</text:span><text:span text:style-name="T3"> p</text:span></text:p>
          </table:table-cell>
          <table:table-cell table:style-name="ce2" table:number-columns-repeated="2"/>
          <table:table-cell table:style-name="ce14" office:value-type="string">
            <text:p>Patch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6 </text:span><text:span text:style-name="T8">OR</text:span><text:span text:style-name="T3"> d</text:span></text:p>
          </table:table-cell>
          <table:table-cell table:style-name="ce2" table:number-columns-repeated="2"/>
          <table:table-cell table:style-name="ce14" office:value-type="string">
            <text:p>Diff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7 </text:span><text:span text:style-name="T8">OR</text:span><text:span text:style-name="T3"> q</text:span></text:p>
          </table:table-cell>
          <table:table-cell table:style-name="ce2" table:number-columns-repeated="2"/>
          <table:table-cell table:style-name="ce14" office:value-type="string">
            <text:p>Quit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8 </text:span><text:span text:style-name="T8">OR</text:span><text:span text:style-name="T3"> h</text:span></text:p>
          </table:table-cell>
          <table:table-cell table:style-name="ce2" table:number-columns-repeated="2"/>
          <table:table-cell table:style-name="ce14" office:value-type="string">
            <text:p>Help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a</text:p>
          </table:table-cell>
          <table:table-cell table:style-name="ce2" table:number-columns-repeated="2"/>
          <table:table-cell table:style-name="ce14" office:value-type="string">
            <text:p>List untracked files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?</text:p>
          </table:table-cell>
          <table:table-cell table:style-name="ce2" table:number-columns-repeated="2"/>
          <table:table-cell table:style-name="ce14" office:value-type="string">
            <text:p>Menu options within Patch mode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herry-pick </text:span><text:span text:style-name="T5">SHA</text:span></text:p>
          </table:table-cell>
          <table:table-cell table:style-name="ce2" table:number-columns-repeated="2"/>
          <table:table-cell table:style-name="ce14" office:value-type="string">
            <text:p>merge a commit into the current branch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cherry-pick (-e </text:span><text:span text:style-name="T8">OR</text:span><text:span text:style-name="T3"> --edit) </text:span><text:span text:style-name="T5">SHA</text:span></text:p>
          </table:table-cell>
          <table:table-cell table:style-name="ce2" table:number-columns-repeated="2"/>
          <table:table-cell table:style-name="ce14" office:value-type="string">
            <text:p>merge a commit into the current branch and allow editing of messag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cherry-pick --continue</text:p>
          </table:table-cell>
          <table:table-cell table:style-name="ce2" table:number-columns-repeated="2"/>
          <table:table-cell table:style-name="ce14" office:value-type="string">
            <text:p>Finalise a cherry-pick after conflict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cherry-pick --abort</text:p>
          </table:table-cell>
          <table:table-cell table:style-name="ce2" table:number-columns-repeated="2"/>
          <table:table-cell table:style-name="ce14" office:value-type="string">
            <text:p>Abort a cherry-pick with conflict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git format-patch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Rebas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0" table:number-columns-repeated="2"/>
          <table:table-cell table:style-name="ce21" office:value-type="string">
            <text:p><text:span text:style-name="T3">git merge-base </text:span><text:span text:style-name="T5">base_branch branch_name</text:span></text:p>
          </table:table-cell>
          <table:table-cell table:style-name="ce10" table:number-columns-repeated="2"/>
          <table:table-cell table:style-name="ce21" office:value-type="string">
            <text:p><text:span text:style-name="T20">Gives the </text:span>SHA<text:span text:style-name="T20"> of the point of divergence of the branches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log </text:span><text:span text:style-name="T15">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l]</text:p>
          </table:table-cell>
          <table:table-cell table:style-name="ce27" office:value-type="string">
            <text:p>Display commit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l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--graph --all --oneline --decorate</text:p>
          </table:table-cell>
          <table:table-cell table:style-name="ce56" table:number-columns-repeated="2"/>
          <table:table-cell table:style-name="ce28" office:value-type="string">
            <text:p><text:span text:style-name="T20">Displays log </text:span>map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git reset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rs]</text:p>
          </table:table-cell>
          <table:table-cell table:style-name="ce27" office:value-type="string">
            <text:p>Reset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rs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13">--hard</text:span><text:span text:style-name="T3"> ORIG_HEAD</text:span></text:p>
          </table:table-cell>
          <table:table-cell table:style-name="ce56" table:number-columns-repeated="2"/>
          <table:table-cell table:style-name="ce28" office:value-type="string">
            <text:p><text:span text:style-name="T20">Undo a simple rebase where the </text:span><text:span text:style-name="T27">ORIG_HEAD</text:span><text:span text:style-name="T20"> is unchanged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14" office:value-type="string">
            <text:p><text:span text:style-name="T3">git </text:span><text:span text:style-name="T13">rebase</text:span><text:span text:style-name="T3"> </text:span><text:span text:style-name="T5">required option</text:span></text:p>
          </table:table-cell>
          <table:table-cell table:style-name="ce14" office:value-type="string">
            <text:p>=</text:p>
          </table:table-cell>
          <table:table-cell table:style-name="ce14" office:value-type="string">
            <text:p>[rb]</text:p>
          </table:table-cell>
          <table:table-cell table:style-name="ce14" office:value-type="string">
            <text:p>Rebase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<text:span text:style-name="T3">git </text:span><text:span text:style-name="T13">rebase</text:span><text:span text:style-name="T3"> (-i </text:span><text:span text:style-name="T8">OR</text:span><text:span text:style-name="T3"> --interactive) </text:span><text:span text:style-name="T5">required option</text:span>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ri]</text:p>
          </table:table-cell>
          <table:table-cell table:style-name="ce27" office:value-type="string">
            <text:p>Interactive rebase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50" office:value-type="string">
            <text:p>base_branch</text:p>
          </table:table-cell>
          <table:table-cell table:style-name="ce56" table:number-columns-repeated="2"/>
          <table:table-cell table:style-name="ce28" office:value-type="string">
            <text:p><text:span text:style-name="T20">Rebase the current branch to a </text:span><text:span text:style-name="T21">base_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47" office:value-type="string">
            <text:p><text:span text:style-name="T5">base_branch</text:span><text:span text:style-name="T6"> </text:span><text:span text:style-name="T15">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Rebase to a </text:span><text:span text:style-name="T21">base_branch</text:span><text:span text:style-name="T20"> a </text:span><text:span text:style-name="T31">branch_nam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5" office:value-type="string">
            <text:p><text:span text:style-name="T3">HEAD~</text:span><text:span text:style-name="T5">interger</text:span></text:p>
          </table:table-cell>
          <table:table-cell table:style-name="ce2" table:number-columns-repeated="2"/>
          <table:table-cell table:style-name="ce14" office:value-type="string">
            <text:p><text:span text:style-name="T20">Rebase to an inherited </text:span><text:span text:style-name="T21">SHA</text:span><text:span text:style-name="T20"> (commonly used with </text:span><text:span text:style-name="T24">-i</text:span><text:span text:style-name="T20"> to ammend comitts locally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5" office:value-type="string">
            <text:p><text:span text:style-name="T13">--onto</text:span><text:span text:style-name="T5"> new_base current_base 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Rebase to a </text:span>non-linear<text:span text:style-name="T20"> branch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5" office:value-type="string">
            <text:p><text:span text:style-name="T13">--onto</text:span><text:span text:style-name="T5"> SHA current_base branch_name</text:span></text:p>
          </table:table-cell>
          <table:table-cell table:style-name="ce2" table:number-columns-repeated="2"/>
          <table:table-cell table:style-name="ce14" office:value-type="string">
            <text:p><text:span text:style-name="T20">Rebase to a </text:span><text:span text:style-name="T32">SHA</text:span><text:span text:style-name="T20"> commit (can also be used to reverse a rebase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amend</text:p>
          </table:table-cell>
          <table:table-cell table:style-name="ce2" table:number-columns-repeated="2"/>
          <table:table-cell table:style-name="ce14" office:value-type="string">
            <text:p>Amend<text:span text:style-name="T20"> the current commit in </text:span>interactive<text:span text:style-name="T20"> mode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continue</text:p>
          </table:table-cell>
          <table:table-cell table:style-name="ce2" table:number-columns-repeated="2"/>
          <table:table-cell table:style-name="ce14" office:value-type="string">
            <text:p>Continue<text:span text:style-name="T20"> to next commit after conflict resolution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skip</text:p>
          </table:table-cell>
          <table:table-cell table:style-name="ce2" table:number-columns-repeated="2"/>
          <table:table-cell table:style-name="ce14" office:value-type="string">
            <text:p>Skip<text:span text:style-name="T20"> a commit (allows the existing commit to apply)</text:span>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x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--abort</text:p>
          </table:table-cell>
          <table:table-cell table:style-name="ce2" table:number-columns-repeated="2"/>
          <table:table-cell table:style-name="ce14" office:value-type="string">
            <text:p>Abort<text:span text:style-name="T20"> a rebase (rebase is not applied)</text:span></text:p>
          </table:table-cell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7" office:value-type="string">
            <text:p>git pull</text:p>
          </table:table-cell>
          <table:table-cell table:style-name="ce27" office:value-type="string">
            <text:p>=</text:p>
          </table:table-cell>
          <table:table-cell table:style-name="ce27" office:value-type="string">
            <text:p>[pu]</text:p>
          </table:table-cell>
          <table:table-cell table:style-name="ce27" office:value-type="string">
            <text:p>Pull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u]</text:p>
          </table:table-cell>
          <table:table-cell table:style-name="ce14" office:value-type="string">
            <text:p>+</text:p>
          </table:table-cell>
          <table:table-cell table:style-name="ce28" office:value-type="string">
            <text:p><text:span text:style-name="T3">git pull (</text:span><text:span text:style-name="T13">-r</text:span><text:span text:style-name="T3"> </text:span><text:span text:style-name="T8">OR</text:span><text:span text:style-name="T3"> </text:span><text:span text:style-name="T13">--rebase</text:span><text:span text:style-name="T3">)</text:span></text:p>
          </table:table-cell>
          <table:table-cell table:style-name="ce56" table:number-columns-repeated="2"/>
          <table:table-cell table:style-name="ce28" office:value-type="string">
            <text:p><text:span text:style-name="T20">fetch from a remote and rebase </text:span>local changes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[pu]</text:p>
          </table:table-cell>
          <table:table-cell table:style-name="ce14" office:value-type="string">
            <text:p>+</text:p>
          </table:table-cell>
          <table:table-cell table:style-name="ce14" office:value-type="string">
            <text:p><text:span text:style-name="T3">git pull </text:span><text:span text:style-name="T13">--rebase</text:span><text:span text:style-name="T3">=preserve</text:span></text:p>
          </table:table-cell>
          <table:table-cell table:style-name="ce2" table:number-columns-repeated="2"/>
          <table:table-cell table:style-name="ce14" office:value-type="string">
            <text:p><text:span text:style-name="T20">fetch and rebase but </text:span>preserve<text:span text:style-name="T20"> local commits on the branch</text:span>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[pu]</text:p>
          </table:table-cell>
          <table:table-cell table:style-name="ce16" office:value-type="string">
            <text:p>+</text:p>
          </table:table-cell>
          <table:table-cell table:style-name="ce16" office:value-type="string">
            <text:p><text:span text:style-name="T3">git pull </text:span><text:span text:style-name="T13">--rebase</text:span><text:span text:style-name="T3">=interactive</text:span></text:p>
          </table:table-cell>
          <table:table-cell table:style-name="ce63" table:number-columns-repeated="2"/>
          <table:table-cell table:style-name="ce16" office:value-type="string">
            <text:p><text:span text:style-name="T20">fetch and rebase in </text:span>interactive<text:span text:style-name="T20"> mode</text:span></text:p>
          </table:table-cell>
          <table:table-cell table:number-columns-repeated="1018"/>
        </table:table-row>
        <table:table-row table:style-name="ro12" table:number-rows-repeated="1048060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Narrow" svg:font-family="'Arial Narrow'"/>
    <style:font-face style:name="Calibri" svg:font-family="Calibri"/>
    <style:font-face style:name="Menlo Regular" svg:font-family="'Menlo Regular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style:vertical-align="automatic"/>
      <style:text-properties fo:color="#000000" style:font-name="Menlo Regular" fo:font-size="9pt" fo:font-weight="bold" style:font-name-asian="Menlo Regular" style:font-size-asian="9pt" style:font-weight-asian="bold" style:font-name-complex="Menlo Regular" style:font-size-complex="9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0.635cm" fo:margin-right="0.635cm" style:print-page-order="ttb" style:first-page-number="continue" style:scale-to-X="1" style:scale-to-Y="1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style style:name="MT1" style:family="text">
      <style:text-properties fo:color="#000000" fo:font-size="12pt" fo:font-weight="normal" style:font-size-asian="12pt" style:font-weight-asian="normal" style:font-size-complex="12pt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/01/2023</text:date>, <text:time>17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title/>
    <dc:description/>
    <dc:subject/>
    <meta:initial-creator/>
    <dc:creator>Steve Little</dc:creator>
    <meta:creation-date>2023-01-30T06:24:34Z</meta:creation-date>
    <dc:date>2023-01-30T17:27:50</dc:date>
    <meta:editing-duration>PT1M25S</meta:editing-duration>
    <meta:editing-cycles>1</meta:editing-cycles>
    <meta:document-statistic meta:table-count="1" meta:cell-count="1391" meta:object-count="0"/>
  </office:meta>
</office:document-meta>
</file>